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0.649cm"/>
    </style:style>
    <style:style style:name="Tabla1.B" style:family="table-column">
      <style:table-column-properties style:column-width="16.94cm"/>
    </style:style>
    <style:style style:name="Tabla1.A1" style:family="table-cell">
      <style:table-cell-properties style:vertical-align="middle" fo:padding="0cm" fo:border="none"/>
    </style:style>
    <style:style style:name="Tabla2" style:family="table">
      <style:table-properties style:width="17.59cm" table:align="left"/>
    </style:style>
    <style:style style:name="Tabla2.A" style:family="table-column">
      <style:table-column-properties style:column-width="0.887cm"/>
    </style:style>
    <style:style style:name="Tabla2.B" style:family="table-column">
      <style:table-column-properties style:column-width="16.702cm"/>
    </style:style>
    <style:style style:name="Tabla2.A1" style:family="table-cell">
      <style:table-cell-properties style:vertical-align="middle" fo:padding="0cm" fo:border="none"/>
    </style:style>
    <style:style style:name="Tabla3" style:family="table">
      <style:table-properties style:width="9.761cm" table:align="left"/>
    </style:style>
    <style:style style:name="Tabla3.A" style:family="table-column">
      <style:table-column-properties style:column-width="1.674cm"/>
    </style:style>
    <style:style style:name="Tabla3.B" style:family="table-column">
      <style:table-column-properties style:column-width="8.087cm"/>
    </style:style>
    <style:style style:name="Tabla3.A1" style:family="table-cell">
      <style:table-cell-properties style:vertical-align="middle" fo:padding-left="0cm" fo:padding-right="0cm" fo:padding-top="0.159cm" fo:padding-bottom="0.159cm" fo:border-left="none" fo:border-right="none" fo:border-top="0.05pt solid #888888" fo:border-bottom="0.05pt solid #888888"/>
    </style:style>
    <style:style style:name="Tabla3.A2" style:family="table-cell">
      <style:table-cell-properties style:vertical-align="middle" fo:padding="0cm" fo:border="none"/>
    </style:style>
    <style:style style:name="Tabla4" style:family="table">
      <style:table-properties style:width="17.59cm" table:align="left"/>
    </style:style>
    <style:style style:name="Tabla4.A" style:family="table-column">
      <style:table-column-properties style:column-width="3.066cm"/>
    </style:style>
    <style:style style:name="Tabla4.B" style:family="table-column">
      <style:table-column-properties style:column-width="14.524cm"/>
    </style:style>
    <style:style style:name="Tabla4.A1" style:family="table-cell">
      <style:table-cell-properties style:vertical-align="middle" fo:padding-left="0cm" fo:padding-right="0cm" fo:padding-top="0.159cm" fo:padding-bottom="0.159cm" fo:border-left="none" fo:border-right="none" fo:border-top="0.05pt solid #888888" fo:border-bottom="0.05pt solid #888888"/>
    </style:style>
    <style:style style:name="Tabla4.A2" style:family="table-cell">
      <style:table-cell-properties style:vertical-align="middle" fo:padding="0cm" fo:border="none"/>
    </style:style>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1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1"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2"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3"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4" style:family="paragraph" style:parent-style-name="Table_20_Contents">
      <style:paragraph-properties style:line-height-at-least="0.37cm"/>
      <style:text-properties style:font-name="sans-serif" fo:font-size="9pt"/>
    </style:style>
    <style:style style:name="P15" style:family="paragraph" style:parent-style-name="Table_20_Contents">
      <style:paragraph-properties fo:margin-top="0cm" fo:margin-bottom="0.499cm" loext:contextual-spacing="false" style:line-height-at-least="0.37cm"/>
      <style:text-properties style:font-name="sans-serif" fo:font-size="9pt"/>
    </style:style>
    <style:style style:name="P16" style:family="paragraph" style:parent-style-name="Standard">
      <style:text-properties officeooo:rsid="00059d20" officeooo:paragraph-rsid="00059d20"/>
    </style:style>
    <style:style style:name="P17" style:family="paragraph" style:parent-style-name="Standard">
      <style:paragraph-properties fo:margin-top="0cm" fo:margin-bottom="0cm" loext:contextual-spacing="false" fo:orphans="2" fo:widows="2"/>
      <style:text-properties fo:font-size="2pt" style:font-size-asian="2pt" style:font-size-complex="2pt"/>
    </style:style>
    <style:style style:name="P1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19"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2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21" style:family="paragraph" style:parent-style-name="Heading_20_1">
      <style:paragraph-properties fo:break-before="page"/>
      <style:text-properties fo:font-variant="normal" fo:text-transform="none" fo:color="#4e443c" style:font-name="Georgia" fo:font-size="27pt" fo:letter-spacing="normal" fo:font-style="normal" fo:font-weight="normal" officeooo:rsid="00059d20" officeooo:paragraph-rsid="00059d20"/>
    </style:style>
    <style:style style:name="P22" style:family="paragraph" style:parent-style-name="Table_20_Heading">
      <style:paragraph-properties fo:margin-top="0cm" fo:margin-bottom="0.247cm" loext:contextual-spacing="false" style:line-height-at-least="0.344cm" fo:text-align="start" style:justify-single-word="false"/>
      <style:text-properties style:font-name="sans-serif" fo:font-weight="bold"/>
    </style:style>
    <style:style style:name="P23"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24" style:family="paragraph" style:parent-style-name="Table_20_Contents">
      <style:paragraph-properties fo:margin-left="0cm" fo:margin-right="0cm" fo:margin-top="0.159cm" fo:margin-bottom="0.291cm" loext:contextual-spacing="false" style:line-height-at-least="0.37cm" fo:text-indent="0cm" style:auto-text-indent="false"/>
      <style:text-properties style:font-name="sans-serif" fo:font-size="9pt"/>
    </style:style>
    <style:style style:name="P25" style:family="paragraph" style:parent-style-name="Text_20_body" style:list-style-name="L1">
      <style:paragraph-properties fo:margin-left="0cm" fo:margin-right="0cm" fo:margin-top="0.132cm" fo:margin-bottom="0.291cm" loext:contextual-spacing="false" style:line-height-at-least="0.476cm" fo:orphans="2" fo:widows="2" fo:text-indent="0cm" style:auto-text-indent="false" fo:padding="0cm" fo:border="none"/>
    </style:style>
    <style:style style:name="P26"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27"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28"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29"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30" style:family="paragraph" style:parent-style-name="Text_20_body">
      <style:paragraph-properties fo:margin-top="0cm" fo:margin-bottom="0cm" loext:contextual-spacing="false" fo:text-align="center" style:justify-single-word="false"/>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333333" style:text-line-through-style="none" style:text-line-through-type="none" style:font-name="monospace" fo:font-size="10.5pt" fo:letter-spacing="normal" fo:font-style="normal" style:text-underline-style="none" fo:font-weight="normal" style:text-blinking="false" fo:background-color="#eeeeee" loext:char-shading-value="0" loext:padding="0.049cm" loext:border="0.06pt solid #f5f5f5"/>
    </style:style>
    <style:style style:name="T5" style:family="text">
      <style:text-properties fo:font-variant="normal" fo:text-transform="none" fo:color="#4e443c" style:font-name="sans-serif" fo:font-size="10.5pt" fo:letter-spacing="normal" fo:font-style="normal" fo:font-weight="normal"/>
    </style:style>
    <style:style style:name="T6" style:family="text">
      <style:text-properties fo:font-variant="normal" fo:text-transform="none" fo:color="#4e443c" style:font-name="sans-serif" fo:font-size="10.5pt" fo:letter-spacing="normal" fo:font-style="italic" fo:font-weight="normal"/>
    </style:style>
    <style:style style:name="T7"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8" style:family="text">
      <style:text-properties style:font-name="sans-serif" fo:font-size="9pt"/>
    </style:style>
    <style:style style:name="T9" style:family="text">
      <style:text-properties style:font-name="sans-serif" fo:font-size="9pt" style:font-name-asian="sans-serif" style:font-size-asian="9pt" style:font-name-complex="sans-serif" style:font-size-complex="9pt"/>
    </style:style>
    <style:style style:name="T10" style:family="text">
      <style:text-properties fo:color="#333333" style:font-name="monospace" fo:font-size="9pt" fo:background-color="#eeeeee" loext:char-shading-value="0" loext:padding="0.049cm" loext:border="0.06pt solid #f5f5f5"/>
    </style:style>
    <style:style style:name="T11" style:family="text">
      <style:text-properties fo:color="#333333" style:font-name="monospace" fo:background-color="#eeeeee" loext:char-shading-value="0" loext:padding="0.049cm" loext:border="0.06pt solid #f5f5f5"/>
    </style:style>
    <style:style style:name="T12" style:family="text">
      <style:text-properties fo:color="#0388a6" style:text-line-through-style="none" style:text-line-through-type="none" style:font-name="sans-serif" fo:font-size="9pt" style:text-underline-style="none" style:text-blinking="false" fo:background-color="transparent" loext:char-shading-value="0"/>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1"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5">Esto crea un subdirectorio nuevo llamado </text:span><text:span text:style-name="Source_20_Text"><text:span text:style-name="T2">.git</text:span></text:span><text:span text:style-name="T5">,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7">[_git_internals]</text:span></text:a><text:span text:style-name="T5"> para obtener más información acerca de los archivos presentes en el directorio </text:span><text:span text:style-name="Source_20_Text"><text:span text:style-name="T2">.git</text:span></text:span><text:span text:style-name="T5"> que acaba de ser creado.</text:span></text:p>
      <text:p text:style-name="P4"><text:span text:style-name="T5">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5"> para especificar qué archivos quieres controlar, seguidos de un </text:span><text:span text:style-name="Source_20_Text"><text:span text:style-name="T2">git commit</text:span></text:span><text:span text:style-name="T5"> para confirmar los cambios:</text:span></text:p>
      <text:p text:style-name="P7"><text:span text:style-name="Source_20_Text"><text:span text:style-name="T1">$ git add *.c</text:span></text:span></text:p>
      <text:p text:style-name="P10"><text:span text:style-name="Source_20_Text"><text:span text:style-name="T1">$ git add LICENSE</text:span></text:span></text:p>
      <text:p text:style-name="P10"><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2" text:outline-level="3"><text:bookmark text:name="_git_cloning"/>Clonando un repositorio existente</text:h>
      <text:p text:style-name="P4"><text:span text:style-name="T5">Si deseas obtener una copia de un repositorio Git existente — por ejemplo, un proyecto en el que te gustaría contribuir — el comando que necesitas es </text:span><text:span text:style-name="Source_20_Text"><text:span text:style-name="T2">git clone</text:span></text:span><text:span text:style-name="T5">.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5">. De hecho, si el disco de tu servidor se corrompe, puedes usar cualquiera de los clones en cualquiera de los clientes para devolver al servidor al estado en el que estaba cuando fue </text:span><text:soft-page-break/><text:span text:style-name="T5">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7">Configurando Git en un servidor</text:span></text:a><text:span text:style-name="T5"> para más detalles.</text:span></text:p>
      <text:p text:style-name="P4"><text:span text:style-name="T5">Puedes clonar un repositorio con </text:span><text:span text:style-name="Source_20_Text"><text:span text:style-name="T2">git clone [url]</text:span></text:span><text:span text:style-name="T5">.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5">Esto crea un directorio llamado </text:span><text:span text:style-name="Source_20_Text"><text:span text:style-name="T2">libgit2</text:span></text:span><text:span text:style-name="T5">, inicializa un directorio </text:span><text:span text:style-name="Source_20_Text"><text:span text:style-name="T2">.git</text:span></text:span><text:span text:style-name="T5"> en su interior, descarga toda la información de ese repositorio y saca una copia de trabajo de la última versión. Si te metes en el directorio </text:span><text:span text:style-name="Source_20_Text"><text:span text:style-name="T2">libgit2</text:span></text:span><text:span text:style-name="T5">, verás que están los archivos del proyecto listos para ser utilizados. Si quieres clonar el repositorio a un directorio con otro nombre que no sea </text:span><text:span text:style-name="Source_20_Text"><text:span text:style-name="T2">libgit2</text:span></text:span><text:span text:style-name="T5">, puedes especificarlo con la siguiente opción de línea de comandos:</text:span></text:p>
      <text:p text:style-name="P7"><text:span text:style-name="Source_20_Text"><text:span text:style-name="T1">$ git clone https://github.com/libgit2/libgit2 mylibgit</text:span></text:span></text:p>
      <text:p text:style-name="P4"><text:span text:style-name="T5">Ese comando hace lo mismo que el anterior, pero el directorio de destino se llamará </text:span><text:span text:style-name="Source_20_Text"><text:span text:style-name="T2">mylibgit</text:span></text:span><text:span text:style-name="T5">.</text:span></text:p>
      <text:p text:style-name="P4"><text:span text:style-name="T5">Git te permite usar distintos protocolos de transferencia. El ejemplo anterior usa el protocolo </text:span><text:span text:style-name="Source_20_Text"><text:span text:style-name="T2">https://</text:span></text:span><text:span text:style-name="T5">, pero también puedes utilizar </text:span><text:span text:style-name="Source_20_Text"><text:span text:style-name="T2">git://</text:span></text:span><text:span text:style-name="T5"> o </text:span><text:span text:style-name="Source_20_Text"><text:span text:style-name="T2">usuario@servidor:ruta/del/repositorio.git</text:span></text:span><text:span text:style-name="T5"> que utiliza el protocolo de transferencia SSH. En </text:span><text:a xlink:type="simple" xlink:href="https://git-scm.com/book/es/v2/ch00/_git_on_the_server" text:style-name="Internet_20_link" text:visited-style-name="Visited_20_Internet_20_Link"><text:span text:style-name="T7">Configurando Git en un servidor</text:span></text:a><text:span text:style-name="T5"> se explicarán todas las opciones disponibles a la hora de configurar el acceso a tu repositorio de Git, y las ventajas e inconvenientes de cada una.</text:span></text:p>
      <text:p text:style-name="P1"/>
      <text:h text:style-name="P13" text:outline-level="1">2.2 Fundamentos de Git - Guardando cambios en el Repositorio</text:h>
      <text:h text:style-name="P8" text:outline-level="2"><text:bookmark text:name="_guardando_cambios_en_el_repositorio"/>Guardando cambios en el Repositorio</text:h>
      <text:p text:style-name="P5"><text:span text:style-name="T5">Ya tienes un repositorio Git y un </text:span><text:span text:style-name="Emphasis"><text:span text:style-name="T6">checkout</text:span></text:span><text:span text:style-name="T5">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5">Recuerda que cada archivo de tu repositorio puede tener dos estados: rastreados y sin rastrear. Los archivos rastreados (</text:span><text:span text:style-name="Emphasis"><text:span text:style-name="T6">tracked files</text:span></text:span><text:span text:style-name="T5">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6">staging area</text:span></text:span><text:span text:style-name="T5">). Cuando clonas por primera vez un repositorio, todos tus archivos estarán rastreados y sin modificar pues acabas de sacarlos y aun no han sido editados.</text:span></text:p>
      <text:p text:style-name="P5"><text:soft-page-break/><text:span text:style-name="T5">Mientras editas archivos, Git los ve como modificados, pues han sido cambiados desde su último </text:span><text:span text:style-name="Emphasis"><text:span text:style-name="T6">commit</text:span></text:span><text:span text:style-name="T5">. Luego preparas estos archivos modificados y finalmente confirmas todos los cambios preparados, y repites el ciclo.</text:span></text:p>
      <text:p text:style-name="P1"/>
      <text:p text:style-name="P1"/>
      <text:h text:style-name="P12" text:outline-level="3"><text:bookmark text:name="_checking_status"/>Revisando el Estado de tus Archivos</text:h>
      <text:p text:style-name="P4"><text:span text:style-name="T5">La herramienta principal para determinar qué archivos están en qué estado es el comando </text:span><text:span text:style-name="Source_20_Text"><text:span text:style-name="T2">git status</text:span></text:span><text:span text:style-name="T5">. Si ejecutas este comando inmediatamente después de clonar un repositorio, deberías ver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nothing to commit, working directory clean</text:span></text:span></text:p>
      <text:p text:style-name="P5"><text:span text:style-name="T5">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7">Ramificaciones en Git</text:span></text:a><text:span text:style-name="T5"> tratará en detalle las ramas y las referencias.</text:span></text:p>
      <text:p text:style-name="P4"><text:span text:style-name="T5">Supongamos que añades un nuevo archivo a tu proyecto, un simple README. Si el archivo no existía antes, y ejecutas </text:span><text:span text:style-name="Source_20_Text"><text:span text:style-name="T2">git status</text:span></text:span><text:span text:style-name="T5">, verás el archivo sin rastrear de la siguiente manera:</text:span></text:p>
      <text:p text:style-name="P7"><text:span text:style-name="Source_20_Text"><text:span text:style-name="T1">$ echo 'My Project' &gt; README</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Untracked files:</text:span></text:span></text:p>
      <text:p text:style-name="P10"><text:span text:style-name="Source_20_Text"><text:span text:style-name="T3"><text:s text:c="2"/></text:span></text:span><text:span text:style-name="Source_20_Text"><text:span text:style-name="T1">(use "git add &lt;file&gt;..." to include in what will be committed)</text:span></text:span></text:p>
      <text:p text:style-name="P10"/>
      <text:p text:style-name="P10"><text:span text:style-name="Source_20_Text"><text:span text:style-name="T3"><text:s text:c="4"/></text:span></text:span><text:span text:style-name="Source_20_Text"><text:span text:style-name="T1">README</text:span></text:span></text:p>
      <text:p text:style-name="P10"/>
      <text:p text:style-name="P10"><text:span text:style-name="Source_20_Text"><text:span text:style-name="T1">nothing added to commit but untracked files present (use "git add" to track)</text:span></text:span></text:p>
      <text:p text:style-name="P5"><text:span text:style-name="T5">Puedes ver que el archivo README está sin rastrear porque aparece debajo del encabezado “Untracked files” (“Archivos no rastreados” en inglés) en la salida. Sin rastrear significa que Git ve archivos que no tenías en el </text:span><text:span text:style-name="Emphasis"><text:span text:style-name="T6">commit</text:span></text:span><text:span text:style-name="T5"> anterior. Git no los incluirá en tu próximo </text:span><text:span text:style-name="Emphasis"><text:span text:style-name="T6">commit</text:span></text:span><text:span text:style-name="T5"> a menos que se lo indiques </text:span><text:soft-page-break/><text:span text:style-name="T5">explícitamente. Se comporta así para evitar incluir accidentalmente archivos binarios o cualquier otro archivo que no quieras incluir. Como tú sí quieres incluir README, debes comenzar a rastrearlo.</text:span></text:p>
      <text:p text:style-name="P1"/>
      <text:h text:style-name="P12" text:outline-level="3"><text:bookmark text:name="r_tracking_files"/>Rastrear Archivos Nuevos</text:h>
      <text:p text:style-name="P4"><text:span text:style-name="T5">Para comenzar a rastrear un archivo debes usar el comando </text:span><text:span text:style-name="Source_20_Text"><text:span text:style-name="T2">git add</text:span></text:span><text:span text:style-name="T5">.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4"><text:span text:style-name="T5">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5">. Anteriormente cuando ejecutaste </text:span><text:span text:style-name="Source_20_Text"><text:span text:style-name="T2">git init</text:span></text:span><text:span text:style-name="T5">, ejecutaste luego </text:span><text:span text:style-name="Source_20_Text"><text:span text:style-name="T2">git add (files)</text:span></text:span><text:span text:style-name="T5"> - lo cual inició el rastreo de archivos en tu directorio. El comando </text:span><text:span text:style-name="Source_20_Text"><text:span text:style-name="T2">git add</text:span></text:span><text:span text:style-name="T5"> puede recibir tanto una ruta de archivo como de un directorio; si es de un directorio, el comando añade recursivamente los archivos que están dentro de él.</text:span></text:p>
      <text:p text:style-name="P1"/>
      <text:h text:style-name="P12" text:outline-level="3"><text:bookmark text:name="_preparar_archivos_modificados"/>Preparar Archivos Modificados</text:h>
      <text:p text:style-name="P4"><text:span text:style-name="T5">Vamos a cambiar un archivo que esté rastreado. Si cambias el archivo rastreado llamado “CONTRIBUTING.md” y luego ejecutas el comando </text:span><text:span text:style-name="Source_20_Text"><text:span text:style-name="T2">git status</text:span></text:span><text:span text:style-name="T5">, verás algo parecido a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oft-page-break/><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5">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5">. </text:span><text:span text:style-name="Source_20_Text"><text:span text:style-name="T2">git add</text:span></text:span><text:span text:style-name="T5">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5"> para preparar el archivo “CONTRIBUTING.md” y luego ejecutemos </text:span><text:span text:style-name="Source_20_Text"><text:span text:style-name="T2">git status</text:span></text:span><text:span text:style-name="T5">:</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4"><text:span text:style-name="T5">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5"> antes de confirmarlo. Abres de nuevo el archivo, lo cambias y ahora estás listos para confirmar. Sin embargo, ejecutemos </text:span><text:span text:style-name="Source_20_Text"><text:span text:style-name="T2">git status</text:span></text:span><text:span text:style-name="T5"> una vez más:</text:span></text:p>
      <text:p text:style-name="P7"><text:span text:style-name="Source_20_Text"><text:span text:style-name="T1">$ vim CONTRIBUTING.md</text:span></text:span></text:p>
      <text:p text:style-name="P10"><text:span text:style-name="Source_20_Text"><text:span text:style-name="T1">$ git status</text:span></text:span></text:p>
      <text:p text:style-name="P10"><text:soft-page-break/><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5">¡¿Pero qué…​?! Ahora </text:span><text:span text:style-name="Source_20_Text"><text:span text:style-name="T2">CONTRIBUTING.md</text:span></text:span><text:span text:style-name="T5"> aparece como preparado y como no preparado. ¿Cómo es posible? Resulta que Git prepara un archivo de acuerdo al estado que tenía cuando ejecutas el comando </text:span><text:span text:style-name="Source_20_Text"><text:span text:style-name="T2">git add</text:span></text:span><text:span text:style-name="T5">. Si confirmas ahora, se confirmará la versión de </text:span><text:span text:style-name="Source_20_Text"><text:span text:style-name="T2">CONTRIBUTING.md</text:span></text:span><text:span text:style-name="T5"> que tenías la última vez que ejecutaste </text:span><text:span text:style-name="Source_20_Text"><text:span text:style-name="T2">git add</text:span></text:span><text:span text:style-name="T5"> y no la versión que ves ahora en tu directorio de trabajo al ejecutar </text:span><text:span text:style-name="Source_20_Text"><text:span text:style-name="T2">git commit</text:span></text:span><text:span text:style-name="T5">. Si modificas un archivo luego de ejecutar </text:span><text:span text:style-name="Source_20_Text"><text:span text:style-name="T2">git add</text:span></text:span><text:span text:style-name="T5">, deberás ejecutar </text:span><text:span text:style-name="Source_20_Text"><text:span text:style-name="T2">git add</text:span></text:span><text:span text:style-name="T5"> de nuevo para preparar la última versión del archivo:</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
      <text:h text:style-name="P12" text:outline-level="3"><text:bookmark text:name="_estatus_abreviado"/><text:soft-page-break/>Estatus Abreviado</text:h>
      <text:p text:style-name="P4"><text:span text:style-name="T5">Si bien es cierto que la salida de </text:span><text:span text:style-name="Source_20_Text"><text:span text:style-name="T2">git status</text:span></text:span><text:span text:style-name="T5"> es bastante explícita, también es verdad que es muy extensa. Git ofrece una opción para obtener un estatus abreviado, de manera que puedas ver tus cambios de una forma más compacta. Si ejecutas </text:span><text:span text:style-name="Source_20_Text"><text:span text:style-name="T2">git status -s</text:span></text:span><text:span text:style-name="T5"> o </text:span><text:span text:style-name="Source_20_Text"><text:span text:style-name="T2">git status --short</text:span></text:span><text:span text:style-name="T5"> obtendrás una salida mucho más simplificada.</text:span></text:p>
      <text:p text:style-name="P7"><text:span text:style-name="Source_20_Text"><text:span text:style-name="T1">$ git status -s</text:span></text:span></text:p>
      <text:p text:style-name="P10"><text:span text:style-name="Source_20_Text"><text:span text:style-name="T3"><text:s/></text:span></text:span><text:span text:style-name="Source_20_Text"><text:span text:style-name="T1">M README</text:span></text:span></text:p>
      <text:p text:style-name="P10"><text:span text:style-name="Source_20_Text"><text:span text:style-name="T1">MM Rakefile</text:span></text:span></text:p>
      <text:p text:style-name="P10"><text:span text:style-name="Source_20_Text"><text:span text:style-name="T1">A <text:s/>lib/git.rb</text:span></text:span></text:p>
      <text:p text:style-name="P10"><text:span text:style-name="Source_20_Text"><text:span text:style-name="T1">M <text:s/>lib/simplegit.rb</text:span></text:span></text:p>
      <text:p text:style-name="P10"><text:span text:style-name="Source_20_Text"><text:span text:style-name="T1">?? LICENSE.txt</text:span></text:span></text:p>
      <text:p text:style-name="P4"><text:span text:style-name="T5">Los archivos nuevos que no están rastreados tienen un </text:span><text:span text:style-name="Source_20_Text"><text:span text:style-name="T2">??</text:span></text:span><text:span text:style-name="T5"> a su lado, los archivos que están preparados tienen una </text:span><text:span text:style-name="Source_20_Text"><text:span text:style-name="T2">A</text:span></text:span><text:span text:style-name="T5"> y los modificados una </text:span><text:span text:style-name="Source_20_Text"><text:span text:style-name="T2">M</text:span></text:span><text:span text:style-name="T5">. El estado aparece en dos columnas - la columna de la izquierda indica el estado preparado y la columna de la derecha indica el estado sin preparar. Por ejemplo, en esa salida, el archivo </text:span><text:span text:style-name="Source_20_Text"><text:span text:style-name="T2">README</text:span></text:span><text:span text:style-name="T5"> está modificado en el directorio de trabajo pero no está preparado, mientras que </text:span><text:span text:style-name="Source_20_Text"><text:span text:style-name="T2">lib/simplegit.rb</text:span></text:span><text:span text:style-name="T5"> está modificado y preparado. El archivo </text:span><text:span text:style-name="Source_20_Text"><text:span text:style-name="T2">Rakefile</text:span></text:span><text:span text:style-name="T5"> fue modificado, preparado y modificado otra vez por lo que existen cambios preparados y sin preparar.</text:span></text:p>
      <text:p text:style-name="P1"/>
      <text:p text:style-name="P1"/>
      <text:h text:style-name="P12" text:outline-level="3"><text:bookmark text:name="r_ignoring"/>Ignorar Archivos</text:h>
      <text:p text:style-name="P4"><text:span text:style-name="T5">A veces, tendrás algún tipo de archivo que no quieres que Git añada automáticamente o más aun, que ni siquiera quieras que aparezca como no rastreado. Este suele ser el caso de archivos generados automáticamente como trazas o archivos creados por tu sistema de construcción. En estos casos, puedes crear un archivo llamado </text:span><text:span text:style-name="Source_20_Text"><text:span text:style-name="T2">.gitignore</text:span></text:span><text:span text:style-name="T5"> que liste patrones a considerar. Este es un ejemplo de un archivo </text:span><text:span text:style-name="Source_20_Text"><text:span text:style-name="T2">.gitignore</text:span></text:span><text:span text:style-name="T5">:</text:span></text:p>
      <text:p text:style-name="P7"><text:span text:style-name="Source_20_Text"><text:span text:style-name="T1">$ cat .gitignore</text:span></text:span></text:p>
      <text:p text:style-name="P10"><text:span text:style-name="Source_20_Text"><text:span text:style-name="T1">*.[oa]</text:span></text:span></text:p>
      <text:p text:style-name="P10"><text:span text:style-name="Source_20_Text"><text:span text:style-name="T1">*~</text:span></text:span></text:p>
      <text:p text:style-name="P4"><text:span text:style-name="T5">La primera línea le indica a Git que ignore cualquier archivo que termine en “.o” o “.a” - archivos de objeto o librerías que pueden ser producto de compilar tu código. La segunda línea le indica a Git que ignore todos los archivos que termine con una tilde (</text:span><text:span text:style-name="Source_20_Text"><text:span text:style-name="T2">~</text:span></text:span><text:span text:style-name="T5">), lo cual es usado por varios editores de texto como Emacs para marcar archivos temporales. También puedes incluir cosas como trazas, temporales, o pid directamente; documentación generada automáticamente; etc. Crear un archivo </text:span><text:span text:style-name="Source_20_Text"><text:span text:style-name="T2">.gitignore</text:span></text:span><text:span text:style-name="T5"> antes de comenzar a trabajar es generalmente una buena idea pues así evitas confirmar accidentalmente archivos que en realidad no quieres incluir en tu repositorio Git.</text:span></text:p>
      <text:p text:style-name="P4"><text:soft-page-break/><text:span text:style-name="T5">Las reglas sobre los patrones que puedes incluir en el archivo </text:span><text:span text:style-name="Source_20_Text"><text:span text:style-name="T2">.gitignore</text:span></text:span><text:span text:style-name="T5"> son las siguientes:</text:span></text:p>
      <text:list xml:id="list3323811710" text:style-name="L1">
        <text:list-item>
          <text:p text:style-name="P25"><text:span text:style-name="T5">Ignorar las líneas en blanco y aquellas que comiencen con </text:span><text:span text:style-name="Source_20_Text"><text:span text:style-name="T2">#</text:span></text:span><text:span text:style-name="T5">.</text:span></text:p>
        </text:list-item>
        <text:list-item>
          <text:p text:style-name="P26">Aceptar patrones glob estándar.</text:p>
        </text:list-item>
        <text:list-item>
          <text:p text:style-name="P25"><text:span text:style-name="T5">Los patrones pueden terminar en barra (</text:span><text:span text:style-name="Source_20_Text"><text:span text:style-name="T2">/</text:span></text:span><text:span text:style-name="T5">) para especificar un directorio.</text:span></text:p>
        </text:list-item>
        <text:list-item>
          <text:p text:style-name="P25"><text:span text:style-name="T5">Los patrones pueden negarse si se añade al principio el signo de exclamación (</text:span><text:span text:style-name="Source_20_Text"><text:span text:style-name="T2">!</text:span></text:span><text:span text:style-name="T5">).</text:span></text:p>
        </text:list-item>
      </text:list>
      <text:p text:style-name="P4"><text:span text:style-name="T5">Los patrones glob son una especia de expresión regular simplificada usada por los terminales. Un asterisco (</text:span><text:span text:style-name="Source_20_Text"><text:span text:style-name="T2">*</text:span></text:span><text:span text:style-name="T5">) corresponde a cero o más caracteres; </text:span><text:span text:style-name="Source_20_Text"><text:span text:style-name="T2">[abc]</text:span></text:span><text:span text:style-name="T5"> corresponde a cualquier carácter dentro de los corchetes (en este caso a, b o c); el signo de interrogación (</text:span><text:span text:style-name="Source_20_Text"><text:span text:style-name="T2">?</text:span></text:span><text:span text:style-name="T5">) corresponde a un carácter cualquier; y los corchetes sobre caracteres separados por un guión (</text:span><text:span text:style-name="Source_20_Text"><text:span text:style-name="T2">[0-9]</text:span></text:span><text:span text:style-name="T5">) corresponde a cualquier carácter entre ellos (en este caso del 0 al 9). También puedes usar dos asteriscos para indicar directorios anidados; </text:span><text:span text:style-name="Source_20_Text"><text:span text:style-name="T2">a/**/z</text:span></text:span><text:span text:style-name="T5"> coincide con </text:span><text:span text:style-name="Source_20_Text"><text:span text:style-name="T2">a/z</text:span></text:span><text:span text:style-name="T5">, </text:span><text:span text:style-name="Source_20_Text"><text:span text:style-name="T2">a/b/z</text:span></text:span><text:span text:style-name="T5">, </text:span><text:span text:style-name="Source_20_Text"><text:span text:style-name="T2">a/b/c/z</text:span></text:span><text:span text:style-name="T5">, etc.</text:span></text:p>
      <text:p text:style-name="P4"><text:span text:style-name="T5">Aquí puedes ver otro ejemplo de un archivo </text:span><text:span text:style-name="Source_20_Text"><text:span text:style-name="T2">.gitignore</text:span></text:span><text:span text:style-name="T5">:</text:span></text:p>
      <text:p text:style-name="P7"><text:span text:style-name="Source_20_Text"><text:span text:style-name="T1"># ignora los archivos terminados en .a</text:span></text:span></text:p>
      <text:p text:style-name="P10"><text:span text:style-name="Source_20_Text"><text:span text:style-name="T1">*.a</text:span></text:span></text:p>
      <text:p text:style-name="P10"/>
      <text:p text:style-name="P10"><text:span text:style-name="Source_20_Text"><text:span text:style-name="T1"># pero no lib.a, aun cuando había ignorado los archivos terminados en .a en la linea anterior</text:span></text:span></text:p>
      <text:p text:style-name="P10"><text:span text:style-name="Source_20_Text"><text:span text:style-name="T1">!lib.a</text:span></text:span></text:p>
      <text:p text:style-name="P10"/>
      <text:p text:style-name="P10"><text:span text:style-name="Source_20_Text"><text:span text:style-name="T1"># ignora unicamente el archivo TODO de la raiz, no subdir/TODO</text:span></text:span></text:p>
      <text:p text:style-name="P10"><text:span text:style-name="Source_20_Text"><text:span text:style-name="T1">/TODO</text:span></text:span></text:p>
      <text:p text:style-name="P10"/>
      <text:p text:style-name="P10"><text:span text:style-name="Source_20_Text"><text:span text:style-name="T1"># ignora todos los archivos del directorio build/</text:span></text:span></text:p>
      <text:p text:style-name="P10"><text:span text:style-name="Source_20_Text"><text:span text:style-name="T1">build/</text:span></text:span></text:p>
      <text:p text:style-name="P10"/>
      <text:p text:style-name="P10"><text:span text:style-name="Source_20_Text"><text:span text:style-name="T1"># ignora doc/notes.txt, pero este no doc/server/arch.txt</text:span></text:span></text:p>
      <text:p text:style-name="P10"><text:span text:style-name="Source_20_Text"><text:span text:style-name="T1">doc/*.txt</text:span></text:span></text:p>
      <text:p text:style-name="P10"><text:soft-page-break/></text:p>
      <text:p text:style-name="P10"><text:span text:style-name="Source_20_Text"><text:span text:style-name="T1"># ignora todos los archivos .txt el directorio doc/</text:span></text:span></text:p>
      <text:p text:style-name="P10"><text:span text:style-name="Source_20_Text"><text:span text:style-name="T1">doc/**/*.txt</text:span></text:span></text:p>
      <table:table table:name="Tabla1" table:style-name="Tabla1">
        <table:table-column table:style-name="Tabla1.A"/>
        <table:table-column table:style-name="Tabla1.B"/>
        <table:table-row>
          <table:table-cell table:style-name="Tabla1.A1" office:value-type="string">
            <text:p text:style-name="P14">Tip</text:p>
          </table:table-cell>
          <table:table-cell table:style-name="Tabla1.A1" office:value-type="string">
            <text:p text:style-name="P9"><text:span text:style-name="T8">GitHub mantiene una extensa lista de archivos </text:span><text:span text:style-name="Source_20_Text"><text:span text:style-name="T10">.gitignore</text:span></text:span><text:span text:style-name="T8"> adecuados a docenas de proyectos y lenguajes en </text:span><text:a xlink:type="simple" xlink:href="https://github.com/github/gitignore" text:style-name="Internet_20_link" text:visited-style-name="Visited_20_Internet_20_Link"><text:span text:style-name="T12">https://github.com/github/gitignore</text:span></text:a><text:span text:style-name="T8"> en caso de que quieras tener un punto de partida para tu proyecto.</text:span></text:p>
          </table:table-cell>
        </table:table-row>
      </table:table>
      <text:p text:style-name="P1"/>
      <text:p text:style-name="P1"/>
      <text:h text:style-name="P12" text:outline-level="3"><text:bookmark text:name="r_git_diff_staged"/>Ver los Cambios Preparados y No Preparados</text:h>
      <text:p text:style-name="P4"><text:span text:style-name="T5">Si el comando </text:span><text:span text:style-name="Source_20_Text"><text:span text:style-name="T2">git status</text:span></text:span><text:span text:style-name="T5"> es muy impreciso para ti - quieres ver exactamente que ha cambiado, no solo cuáles archivos lo han hecho - puedes usar el comando </text:span><text:span text:style-name="Source_20_Text"><text:span text:style-name="T2">git diff</text:span></text:span><text:span text:style-name="T5">. Hablaremos sobre </text:span><text:span text:style-name="Source_20_Text"><text:span text:style-name="T2">git diff</text:span></text:span><text:span text:style-name="T5">más adelante, pero lo usarás probablemente para responder estas dos preguntas: ¿Qué has cambiado pero aun no has preparado? y ¿Qué has preparado y está listo para confirmar? A pesar de que </text:span><text:span text:style-name="Source_20_Text"><text:span text:style-name="T2">git status</text:span></text:span><text:span text:style-name="T5"> responde a estas preguntas de forma muy general listando el nombre de los archivos, </text:span><text:span text:style-name="Source_20_Text"><text:span text:style-name="T2">git diff</text:span></text:span><text:span text:style-name="T5">te muestra las líneas exactas que fueron añadidas y eliminadas, es decir, el parche.</text:span></text:p>
      <text:p text:style-name="P4"><text:span text:style-name="T5">Supongamos que editas y preparas el archivo </text:span><text:span text:style-name="Source_20_Text"><text:span text:style-name="T2">README</text:span></text:span><text:span text:style-name="T5"> de nuevo y luego editas </text:span><text:span text:style-name="Source_20_Text"><text:span text:style-name="T2">CONTRIBUTING.md</text:span></text:span><text:span text:style-name="T5"> pero no lo preparas. Si ejecutas el comando </text:span><text:span text:style-name="Source_20_Text"><text:span text:style-name="T2">git status</text:span></text:span><text:span text:style-name="T5">, verás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5">Para ver qué has cambiado pero aun no has preparado, escribe </text:span><text:span text:style-name="Source_20_Text"><text:span text:style-name="T2">git diff</text:span></text:span><text:span text:style-name="T5"> sin más parámetros:</text:span></text:p>
      <text:p text:style-name="P7"><text:soft-page-break/><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ext:p text:style-name="P3">Este comando compara lo que tienes en tu directorio de trabajo con lo que está en el área de preparación. El resultado te indica los cambios que has hecho pero que aun no has preparado.</text:p>
      <text:p text:style-name="P4"><text:span text:style-name="T5">Si quieres ver lo que has preparado y será incluido en la próxima confirmación, puedes usar </text:span><text:span text:style-name="Source_20_Text"><text:span text:style-name="T2">git diff --staged</text:span></text:span><text:span text:style-name="T5">. Este comando compara tus cambios preparados con la última instantánea confirmada.</text:span></text:p>
      <text:p text:style-name="P7"><text:span text:style-name="Source_20_Text"><text:span text:style-name="T1">$ git diff --staged</text:span></text:span></text:p>
      <text:p text:style-name="P10"><text:span text:style-name="Source_20_Text"><text:span text:style-name="T1">diff --git a/README b/README</text:span></text:span></text:p>
      <text:p text:style-name="P10"><text:span text:style-name="Source_20_Text"><text:span text:style-name="T1">new file mode 100644</text:span></text:span></text:p>
      <text:p text:style-name="P10"><text:span text:style-name="Source_20_Text"><text:span text:style-name="T1">index 0000000..03902a1</text:span></text:span></text:p>
      <text:p text:style-name="P10"><text:span text:style-name="Source_20_Text"><text:span text:style-name="T1">--- /dev/null</text:span></text:span></text:p>
      <text:p text:style-name="P10"><text:span text:style-name="Source_20_Text"><text:span text:style-name="T1">+++ b/README</text:span></text:span></text:p>
      <text:p text:style-name="P10"><text:soft-page-break/><text:span text:style-name="Source_20_Text"><text:span text:style-name="T1">@@ -0,0 +1 @@</text:span></text:span></text:p>
      <text:p text:style-name="P10"><text:span text:style-name="Source_20_Text"><text:span text:style-name="T1">+My Project</text:span></text:span></text:p>
      <text:p text:style-name="P4"><text:span text:style-name="T5">Es importante resaltar que al llamar a </text:span><text:span text:style-name="Source_20_Text"><text:span text:style-name="T2">git diff</text:span></text:span><text:span text:style-name="T5"> sin parámetros no verás los cambios desde tu última confirmación - solo verás los cambios que aun no están preparados. Esto puede ser confuso porque si preparas todos tus cambios, </text:span><text:span text:style-name="Source_20_Text"><text:span text:style-name="T2">git diff</text:span></text:span><text:span text:style-name="T5"> no te devolverá ninguna salida.</text:span></text:p>
      <text:p text:style-name="P4"><text:span text:style-name="T5">Pasemos a otro ejemplo, si preparas el archivo </text:span><text:span text:style-name="Source_20_Text"><text:span text:style-name="T2">CONTRIBUTING.md</text:span></text:span><text:span text:style-name="T5"> y luego lo editas, puedes usar </text:span><text:span text:style-name="Source_20_Text"><text:span text:style-name="T2">git diff</text:span></text:span><text:span text:style-name="T5"> para ver los cambios en el archivo que están preparados y los cambios que no lo están. Si nuestro ambiente es como este:</text:span></text:p>
      <text:p text:style-name="P7"><text:span text:style-name="Source_20_Text"><text:span text:style-name="T1">$ git add CONTRIBUTING.md</text:span></text:span></text:p>
      <text:p text:style-name="P10"><text:span text:style-name="Source_20_Text"><text:span text:style-name="T1">$ echo 'test line' &gt;&gt;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5">Puedes usar </text:span><text:span text:style-name="Source_20_Text"><text:span text:style-name="T2">git diff</text:span></text:span><text:span text:style-name="T5"> para ver qué está sin preparar</text:span></text:p>
      <text:p text:style-name="P7"><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643e24f..87f08c8 100644</text:span></text:span></text:p>
      <text:p text:style-name="P10"><text:soft-page-break/><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119,3 +119,4 @@ at the</text:span></text:span></text:p>
      <text:p text:style-name="P10"><text:span text:style-name="Source_20_Text"><text:span text:style-name="T3"><text:s/></text:span></text:span><text:span text:style-name="Source_20_Text"><text:span text:style-name="T1">## Starter Projects</text:span></text:span></text:p>
      <text:p text:style-name="P10"/>
      <text:p text:style-name="P10"><text:span text:style-name="Source_20_Text"><text:span text:style-name="T3"><text:s/></text:span></text:span><text:span text:style-name="Source_20_Text"><text:span text:style-name="T1">See our [projects list](https://github.com/libgit2/libgit2/blob/development/PROJECTS.md).</text:span></text:span></text:p>
      <text:p text:style-name="P10"><text:span text:style-name="Source_20_Text"><text:span text:style-name="T1">+# test line</text:span></text:span></text:p>
      <text:p text:style-name="P4"><text:span text:style-name="T5">y </text:span><text:span text:style-name="Source_20_Text"><text:span text:style-name="T2">git diff --cached</text:span></text:span><text:span text:style-name="T5"> para ver que has preparado hasta ahora (--staged y --cached son sinónimos):</text:span></text:p>
      <text:p text:style-name="P7"><text:span text:style-name="Source_20_Text"><text:span text:style-name="T1">$ git diff --cached</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able:table table:name="Tabla2" table:style-name="Tabla2">
        <table:table-column table:style-name="Tabla2.A"/>
        <table:table-column table:style-name="Tabla2.B"/>
        <table:table-row>
          <table:table-cell table:style-name="Tabla2.A1" office:value-type="string">
            <text:p text:style-name="P14">Note</text:p>
          </table:table-cell>
          <table:table-cell table:style-name="Tabla2.A1" office:value-type="string">
            <text:p text:style-name="P15">Git Diff como Herramienta Externa<text:soft-page-break/></text:p>
            <text:p text:style-name="P9"><text:span text:style-name="T8">A lo largo del libro, continuaremos usando el comando </text:span><text:span text:style-name="Source_20_Text"><text:span text:style-name="T10">git diff</text:span></text:span><text:span text:style-name="T8"> de distintas maneras. Existe otra forma de ver estas diferencias si prefieres utilizar una interfaz gráfica u otro programa externo. Si ejecutas </text:span><text:span text:style-name="Source_20_Text"><text:span text:style-name="T10">git difftool</text:span></text:span><text:span text:style-name="T8"> en vez de </text:span><text:span text:style-name="Source_20_Text"><text:span text:style-name="T10">git diff</text:span></text:span><text:span text:style-name="T8">, podrás ver los cambios con programas de este tipo como Araxis, emerge, vimdiff y más. Ejecuta </text:span><text:span text:style-name="Source_20_Text"><text:span text:style-name="T10">git difftool --tool-help</text:span></text:span><text:span text:style-name="T8"> para ver qué tienes disponible en tu sistema.</text:span></text:p>
          </table:table-cell>
        </table:table-row>
      </table:table>
      <text:p text:style-name="P1"/>
      <text:p text:style-name="P1"/>
      <text:h text:style-name="P12" text:outline-level="3"><text:bookmark text:name="r_committing_changes"/>Confirmar tus Cambios</text:h>
      <text:p text:style-name="P4"><text:span text:style-name="T5">Ahora que tu área de preparación está como quieres, puedes confirmar tus cambios. Recuerda que cualquier cosa que no esté preparada - cualquier archivo que hayas creado o modificado y que no hayas agregado con </text:span><text:span text:style-name="Source_20_Text"><text:span text:style-name="T2">git add</text:span></text:span><text:span text:style-name="T5"> desde su edición - no será confirmado. Se mantendrán como archivos modificados en tu disco. En este caso, digamos que la última vez que ejecutaste </text:span><text:span text:style-name="Source_20_Text"><text:span text:style-name="T2">git status</text:span></text:span><text:span text:style-name="T5"> verificaste que todo estaba preparado y que estás listos para confirmar tus cambios. La forma más sencilla de confirmar es escribiendo </text:span><text:span text:style-name="Source_20_Text"><text:span text:style-name="T2">git commit</text:span></text:span><text:span text:style-name="T5">:</text:span></text:p>
      <text:p text:style-name="P7"><text:span text:style-name="Source_20_Text"><text:span text:style-name="T1">$ git commit</text:span></text:span></text:p>
      <text:p text:style-name="P4"><text:span text:style-name="T5">Al hacerlo, arrancará el editor de tu preferencia. (El editor se establece a través de la variable de ambiente </text:span><text:span text:style-name="Source_20_Text"><text:span text:style-name="T2">$EDITOR</text:span></text:span><text:span text:style-name="T5"> de tu terminal - usualmente es vim o emacs, aunque puedes configurarlo con el editor que quieras usando el comando </text:span><text:span text:style-name="Source_20_Text"><text:span text:style-name="T2">git config --global core.editor</text:span></text:span><text:span text:style-name="T5"> tal como viste en </text:span><text:a xlink:type="simple" xlink:href="https://git-scm.com/book/es/v2/ch00/ch01-introduction" text:style-name="Internet_20_link" text:visited-style-name="Visited_20_Internet_20_Link"><text:span text:style-name="T7">Inicio - Sobre el Control de Versiones</text:span></text:a><text:span text:style-name="T5">).</text:span></text:p>
      <text:p text:style-name="P3">El editor mostrará el siguiente texto (este ejemplo corresponde a una pantalla de Vim):</text:p>
      <text:p text:style-name="P7"><text:span text:style-name="Source_20_Text"><text:span text:style-name="T1"># Please enter the commit message for your changes. Lines starting</text:span></text:span></text:p>
      <text:p text:style-name="P10"><text:span text:style-name="Source_20_Text"><text:span text:style-name="T1"># with '#' will be ignored, and an empty message aborts the commit.</text:span></text:span></text:p>
      <text:p text:style-name="P10"><text:span text:style-name="Source_20_Text"><text:span text:style-name="T1"># On branch master</text:span></text:span></text:p>
      <text:p text:style-name="P10"><text:span text:style-name="Source_20_Text"><text:span text:style-name="T1"># Changes to be committed:</text:span></text:span></text:p>
      <text:p text:style-name="P10"><text:span text:style-name="Source_20_Text"><text:span text:style-name="T1"># <text:s text:c="6"/>new file: <text:s text:c="2"/>README</text:span></text:span></text:p>
      <text:p text:style-name="P10"><text:span text:style-name="Source_20_Text"><text:span text:style-name="T1"># <text:s text:c="6"/>modified: <text:s text:c="2"/>CONTRIBUTING.md</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git/COMMIT_EDITMSG" 9L, 283C</text:span></text:span></text:p>
      <text:p text:style-name="P4"><text:soft-page-break/><text:span text:style-name="T5">Puedes ver que el mensaje de confirmación por defecto contiene la última salida del comando </text:span><text:span text:style-name="Source_20_Text"><text:span text:style-name="T2">git status</text:span></text:span><text:span text:style-name="T5"> comentada y una línea vacía encima de ella. Puedes eliminar estos comentarios y escribir tu mensaje de confirmación, o puedes dejarlos allí para ayudarte a recordar qué estás confirmando. (Para obtener una forma más explícita de recordar qué has modificado, puedes pasar la opción </text:span><text:span text:style-name="Source_20_Text"><text:span text:style-name="T2">-v</text:span></text:span><text:span text:style-name="T5"> a </text:span><text:span text:style-name="Source_20_Text"><text:span text:style-name="T2">git commit</text:span></text:span><text:span text:style-name="T5">. Al hacerlo se incluirá en el editor el diff de tus cambios para que veas exactamente qué cambios estás confirmando.) Cuando sales del editor, Git crea tu confirmación con tu mensaje (eliminando el texto comentado y el diff).</text:span></text:p>
      <text:p text:style-name="P4"><text:span text:style-name="T5">Otra alternativa es escribir el mensaje de confirmación directamente en el comando </text:span><text:span text:style-name="Source_20_Text"><text:span text:style-name="T2">commit</text:span></text:span><text:span text:style-name="T5"> utilizando la opción -m:</text:span></text:p>
      <text:p text:style-name="P7"><text:span text:style-name="Source_20_Text"><text:span text:style-name="T1">$ git commit -m "Story 182: Fix benchmarks for speed"</text:span></text:span></text:p>
      <text:p text:style-name="P10"><text:span text:style-name="Source_20_Text"><text:span text:style-name="T1">[master 463dc4f] Story 182: Fix benchmarks for speed</text:span></text:span></text:p>
      <text:p text:style-name="P10"><text:span text:style-name="Source_20_Text"><text:span text:style-name="T3"><text:s/></text:span></text:span><text:span text:style-name="Source_20_Text"><text:span text:style-name="T1">2 files changed, 2 insertions(+)</text:span></text:span></text:p>
      <text:p text:style-name="P10"><text:span text:style-name="Source_20_Text"><text:span text:style-name="T3"><text:s/></text:span></text:span><text:span text:style-name="Source_20_Text"><text:span text:style-name="T1">create mode 100644 README</text:span></text:span></text:p>
      <text:p text:style-name="P4"><text:span text:style-name="T5">¡Has creado tu primera confirmación (o </text:span><text:span text:style-name="Emphasis"><text:span text:style-name="T6">commit</text:span></text:span><text:span text:style-name="T5">)! Puedes ver que la confirmación te devuelve una salida descriptiva: indica cuál rama has confirmado (</text:span><text:span text:style-name="Source_20_Text"><text:span text:style-name="T2">master</text:span></text:span><text:span text:style-name="T5">), que </text:span><text:span text:style-name="Emphasis"><text:span text:style-name="T6">checksum</text:span></text:span><text:span text:style-name="T5"> SHA-1 tiene el </text:span><text:span text:style-name="Emphasis"><text:span text:style-name="T6">commit</text:span></text:span><text:span text:style-name="T5"> (</text:span><text:span text:style-name="Source_20_Text"><text:span text:style-name="T2">463dc4f</text:span></text:span><text:span text:style-name="T5">), cuántos archivos han cambiado y estadísticas sobre las líneas añadidas y eliminadas en el </text:span><text:span text:style-name="Emphasis"><text:span text:style-name="T6">commit</text:span></text:span><text:span text:style-name="T5">.</text:span></text:p>
      <text:p text:style-name="P5"><text:span text:style-name="T5">Recuerda que la confirmación guarda una instantánea de tu área de preparación. Todo lo que no hayas preparado sigue allí modificado; puedes hacer una nueva confirmación para añadirlo a tu historial. Cada vez que realizas un </text:span><text:span text:style-name="Emphasis"><text:span text:style-name="T6">commit</text:span></text:span><text:span text:style-name="T5">, guardas una instantánea de tu proyecto la cual puedes usar para comparar o volver a ella luego.</text:span></text:p>
      <text:p text:style-name="P1"/>
      <text:h text:style-name="P12" text:outline-level="3"><text:bookmark text:name="_saltar_el_área_de_preparación"/>Saltar el Área de Preparación</text:h>
      <text:p text:style-name="P4"><text:span text:style-name="T5">A pesar de que puede resultar muy útil para ajustar los </text:span><text:span text:style-name="Emphasis"><text:span text:style-name="T6">commits</text:span></text:span><text:span text:style-name="T5"> tal como quieres, el área de preparación es a veces un paso más complejo a lo que necesitas para tu flujo de trabajo. Si quieres saltarte el área de preparación, Git te ofrece un atajo sencillo. Añadiendo la opción </text:span><text:span text:style-name="Source_20_Text"><text:span text:style-name="T2">-a</text:span></text:span><text:span text:style-name="T5"> al comando </text:span><text:span text:style-name="Source_20_Text"><text:span text:style-name="T2">git commit</text:span></text:span><text:span text:style-name="T5"> harás que Git prepare automáticamente todos los archivos rastreados antes de confirmarlos, ahorrándote el paso de </text:span><text:span text:style-name="Source_20_Text"><text:span text:style-name="T2">git add</text:span></text:span><text:span text:style-name="T5">:</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oft-page-break/><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no changes added to commit (use "git add" and/or "git commit -a")</text:span></text:span></text:p>
      <text:p text:style-name="P10"><text:span text:style-name="Source_20_Text"><text:span text:style-name="T1">$ git commit -a -m 'added new benchmarks'</text:span></text:span></text:p>
      <text:p text:style-name="P10"><text:span text:style-name="Source_20_Text"><text:span text:style-name="T1">[master 83e38c7] added new benchmarks</text:span></text:span></text:p>
      <text:p text:style-name="P10"><text:span text:style-name="Source_20_Text"><text:span text:style-name="T3"><text:s/></text:span></text:span><text:span text:style-name="Source_20_Text"><text:span text:style-name="T1">1 file changed, 5 insertions(+), 0 deletions(-)</text:span></text:span></text:p>
      <text:p text:style-name="P4"><text:span text:style-name="T5">Fíjate que en este caso no fue necesario ejecutar </text:span><text:span text:style-name="Source_20_Text"><text:span text:style-name="T2">git add</text:span></text:span><text:span text:style-name="T5"> sobre el archivo </text:span><text:span text:style-name="Source_20_Text"><text:span text:style-name="T2">CONTRIBUTING.md</text:span></text:span><text:span text:style-name="T5"> antes de confirmar.</text:span></text:p>
      <text:p text:style-name="P1"/>
      <text:p text:style-name="P1"/>
      <text:h text:style-name="P12" text:outline-level="3"><text:bookmark text:name="r_removing_files"/>Eliminar Archivos</text:h>
      <text:p text:style-name="P4"><text:span text:style-name="T5">Para eliminar archivos de Git, debes eliminarlos de tus archivos rastreados (o mejor dicho, eliminarlos del área de preparación) y luego confirmar. Para ello existe el comando </text:span><text:span text:style-name="Source_20_Text"><text:span text:style-name="T2">git rm</text:span></text:span><text:span text:style-name="T5">, que además elimina el archivo de tu directorio de trabajo de manera que no aparezca la próxima vez como un archivo no rastreado.</text:span></text:p>
      <text:p text:style-name="P4"><text:span text:style-name="T5">Si simplemente eliminas el archivo de tu directorio de trabajo, aparecerá en la sección “Changes not staged for commit” (esto es, </text:span><text:span text:style-name="Emphasis"><text:span text:style-name="T6">sin preparar</text:span></text:span><text:span text:style-name="T5">) en la salida de </text:span><text:span text:style-name="Source_20_Text"><text:span text:style-name="T2">git status</text:span></text:span><text:span text:style-name="T5">:</text:span></text:p>
      <text:p text:style-name="P7"><text:span text:style-name="Source_20_Text"><text:span text:style-name="T1">$ rm PROJECTS.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Your branch is up-to-date with 'origin/master'.</text:span></text:span></text:p>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rm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8"/></text:span></text:span><text:span text:style-name="Source_20_Text"><text:span text:style-name="T1">deleted: <text:s text:c="3"/>PROJECTS.md</text:span></text:span></text:p>
      <text:p text:style-name="P10"/>
      <text:p text:style-name="P10"><text:span text:style-name="Source_20_Text"><text:span text:style-name="T1">no changes added to commit (use "git add" and/or "git commit -a")</text:span></text:span></text:p>
      <text:p text:style-name="P4"><text:soft-page-break/><text:span text:style-name="T5">Ahora, si ejecutas </text:span><text:span text:style-name="Source_20_Text"><text:span text:style-name="T2">git rm</text:span></text:span><text:span text:style-name="T5">, entonces se prepara la eliminación del archivo:</text:span></text:p>
      <text:p text:style-name="P7"><text:span text:style-name="Source_20_Text"><text:span text:style-name="T1">$ git rm PROJECTS.md</text:span></text:span></text:p>
      <text:p text:style-name="P10"><text:span text:style-name="Source_20_Text"><text:span text:style-name="T1">rm 'PROJECTS.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deleted: <text:s text:c="3"/>PROJECTS.md</text:span></text:span></text:p>
      <text:p text:style-name="P4"><text:span text:style-name="T5">Con la próxima confirmación, el archivo habrá desaparecido y no volverá a ser rastreado. Si modificaste el archivo y ya lo habías añadido al índice, tendrás que forzar su eliminación con la opción </text:span><text:span text:style-name="Source_20_Text"><text:span text:style-name="T2">-f</text:span></text:span><text:span text:style-name="T5">. Esta propiedad existe por seguridad, para prevenir que elimines accidentalmente datos que aun no han sido guardados como una instantánea y que por lo tanto no podrás recuperar luego con Git.</text:span></text:p>
      <text:p text:style-name="P4"><text:span text:style-name="T5">Otra cosa que puedas querer hacer es mantener el archivo en tu directorio de trabajo pero eliminarlo del área de preparación. En otras palabras, quisieras mantener el archivo en tu disco duro pero sin que Git lo siga rastreando. Esto puede ser particularmente útil si olvidaste añadir algo en tu archivo </text:span><text:span text:style-name="Source_20_Text"><text:span text:style-name="T2">.gitignore</text:span></text:span><text:span text:style-name="T5"> y lo preparaste accidentalmente, algo como un gran archivo de trazas a un montón de archivos compilados </text:span><text:span text:style-name="Source_20_Text"><text:span text:style-name="T2">.a</text:span></text:span><text:span text:style-name="T5">. Para hacerlo, utiliza la opción </text:span><text:span text:style-name="Source_20_Text"><text:span text:style-name="T2">--cached</text:span></text:span><text:span text:style-name="T5">:</text:span></text:p>
      <text:p text:style-name="P7"><text:span text:style-name="Source_20_Text"><text:span text:style-name="T1">$ git rm --cached README</text:span></text:span></text:p>
      <text:p text:style-name="P4"><text:span text:style-name="T5">Al comando </text:span><text:span text:style-name="Source_20_Text"><text:span text:style-name="T2">git rm</text:span></text:span><text:span text:style-name="T5"> puedes pasarle archivos, directorios y patrones glob. Lo que significa que puedes hacer cosas como</text:span></text:p>
      <text:p text:style-name="P7"><text:span text:style-name="Source_20_Text"><text:span text:style-name="T1">$ git rm log/\*.log</text:span></text:span></text:p>
      <text:p text:style-name="P4"><text:span text:style-name="T5">Fíjate en la barra invertida (</text:span><text:span text:style-name="Source_20_Text"><text:span text:style-name="T2">\</text:span></text:span><text:span text:style-name="T5">) antes del asterisco </text:span><text:span text:style-name="Source_20_Text"><text:span text:style-name="T2">*</text:span></text:span><text:span text:style-name="T5">. Esto es necesario porque Git hace su propia expansión de nombres de archivo, aparte de la expansión hecha por tu terminal. Este comando elimina todos los archivo que tengan la extensión </text:span><text:span text:style-name="Source_20_Text"><text:span text:style-name="T2">.log</text:span></text:span><text:span text:style-name="T5"> dentro del directorio </text:span><text:span text:style-name="Source_20_Text"><text:span text:style-name="T2">log/</text:span></text:span><text:span text:style-name="T5">. O también puedes hacer algo como:</text:span></text:p>
      <text:p text:style-name="P7"><text:span text:style-name="Source_20_Text"><text:span text:style-name="T1">$ git rm \*~</text:span></text:span></text:p>
      <text:p text:style-name="P4"><text:span text:style-name="T5">Este comando elimina todos los archivos que acaben con </text:span><text:span text:style-name="Source_20_Text"><text:span text:style-name="T2">~</text:span></text:span><text:span text:style-name="T5">.</text:span></text:p>
      <text:p text:style-name="P1"/>
      <text:h text:style-name="P21" text:outline-level="1">2.3 Fundamentos de Git - Ver el Historial de Confirmaciones</text:h>
      <text:h text:style-name="P8" text:outline-level="2"><text:bookmark text:name="r_viewing_history"/>Ver el Historial de Confirmaciones</text:h>
      <text:p text:style-name="P4"><text:span text:style-name="T5">Después de haber hecho varias confirmaciones, o si has clonado un repositorio que ya tenía un histórico de confirmaciones, probablemente quieras mirar atrás para ver qué modificaciones se han llevado a cabo. La herramienta más básica y potente para hacer esto es el comando </text:span><text:span text:style-name="Source_20_Text"><text:span text:style-name="T2">git log</text:span></text:span><text:span text:style-name="T5">.</text:span></text:p>
      <text:p text:style-name="P3">Estos ejemplos usan un proyecto muy sencillo llamado “simplegit”. Para clonar el proyecto, ejecuta:</text:p>
      <text:p text:style-name="P7"><text:span text:style-name="Source_20_Text"><text:span text:style-name="T1">git clone https://github.com/schacon/simplegit-progit</text:span></text:span></text:p>
      <text:p text:style-name="P4"><text:span text:style-name="T5">Cuando ejecutes </text:span><text:span text:style-name="Source_20_Text"><text:span text:style-name="T2">git log</text:span></text:span><text:span text:style-name="T5"> sobre este proyecto, deberías ver una salida similar a esta:</text:span></text:p>
      <text:p text:style-name="P7"><text:span text:style-name="Source_20_Text"><text:span text:style-name="T1">$ git log</text:span></text:span></text:p>
      <text:p text:style-name="P10"><text:span text:style-name="Source_20_Text"><text:span text:style-name="T1">commit ca82a6dff817ec66f44342007202690a93763949</text:span></text:span></text:p>
      <text:p text:style-name="P10"><text:span text:style-name="Source_20_Text"><text:span text:style-name="T1">Author: Scott Chacon &lt;schacon@gee-mail.com&gt;</text:span></text:span></text:p>
      <text:p text:style-name="P10"><text:span text:style-name="Source_20_Text"><text:span text:style-name="T1">Date: <text:s text:c="2"/>Mon Mar 17 21:52:11 2008 -0700</text:span></text:span></text:p>
      <text:p text:style-name="P10"/>
      <text:p text:style-name="P10"><text:span text:style-name="Source_20_Text"><text:span text:style-name="T3"><text:s text:c="4"/></text:span></text:span><text:span text:style-name="Source_20_Text"><text:span text:style-name="T1">changed the version number</text:span></text:span></text:p>
      <text:p text:style-name="P10"/>
      <text:p text:style-name="P10"><text:span text:style-name="Source_20_Text"><text:span text:style-name="T1">commit 085bb3bcb608e1e8451d4b2432f8ecbe6306e7e7</text:span></text:span></text:p>
      <text:p text:style-name="P10"><text:span text:style-name="Source_20_Text"><text:span text:style-name="T1">Author: Scott Chacon &lt;schacon@gee-mail.com&gt;</text:span></text:span></text:p>
      <text:p text:style-name="P10"><text:span text:style-name="Source_20_Text"><text:span text:style-name="T1">Date: <text:s text:c="2"/>Sat Mar 15 16:40:33 2008 -0700</text:span></text:span></text:p>
      <text:p text:style-name="P10"/>
      <text:p text:style-name="P10"><text:span text:style-name="Source_20_Text"><text:span text:style-name="T3"><text:s text:c="4"/></text:span></text:span><text:span text:style-name="Source_20_Text"><text:span text:style-name="T1">removed unnecessary test</text:span></text:span></text:p>
      <text:p text:style-name="P10"/>
      <text:p text:style-name="P10"><text:span text:style-name="Source_20_Text"><text:span text:style-name="T1">commit a11bef06a3f659402fe7563abf99ad00de2209e6</text:span></text:span></text:p>
      <text:p text:style-name="P10"><text:soft-page-break/><text:span text:style-name="Source_20_Text"><text:span text:style-name="T1">Author: Scott Chacon &lt;schacon@gee-mail.com&gt;</text:span></text:span></text:p>
      <text:p text:style-name="P10"><text:span text:style-name="Source_20_Text"><text:span text:style-name="T1">Date: <text:s text:c="2"/>Sat Mar 15 10:31:28 2008 -0700</text:span></text:span></text:p>
      <text:p text:style-name="P10"/>
      <text:p text:style-name="P10"><text:span text:style-name="Source_20_Text"><text:span text:style-name="T3"><text:s text:c="4"/></text:span></text:span><text:span text:style-name="Source_20_Text"><text:span text:style-name="T1">first commit</text:span></text:span></text:p>
      <text:p text:style-name="P4"><text:span text:style-name="T5">Por defecto, si no pasas ningún parámetro, </text:span><text:span text:style-name="Source_20_Text"><text:span text:style-name="T2">git log</text:span></text:span><text:span text:style-name="T5"> lista las confirmaciones hechas sobre ese repositorio en orden cronológico inverso. Es decir, las confirmaciones más recientes se muestran al principio. Como puedes ver, este comando lista cada confirmación con su suma de comprobación SHA-1, el nombre y dirección de correo del autor, la fecha y el mensaje de confirmación.</text:span></text:p>
      <text:p text:style-name="P4"><text:span text:style-name="T5">El comando </text:span><text:span text:style-name="Source_20_Text"><text:span text:style-name="T2">git log</text:span></text:span><text:span text:style-name="T5"> proporciona gran cantidad de opciones para mostrarte exactamente lo que buscas. Aquí veremos algunas de las más usadas.</text:span></text:p>
      <text:p text:style-name="P4"><text:span text:style-name="T5">Una de las opciones más útiles es </text:span><text:span text:style-name="Source_20_Text"><text:span text:style-name="T2">-p</text:span></text:span><text:span text:style-name="T5">, que muestra las diferencias introducidas en cada confirmación. También puedes usar la opción </text:span><text:span text:style-name="Source_20_Text"><text:span text:style-name="T2">-2</text:span></text:span><text:span text:style-name="T5">, que hace que se muestren únicamente las dos últimas entradas del historial:</text:span></text:p>
      <text:p text:style-name="P7"><text:span text:style-name="Source_20_Text"><text:span text:style-name="T1">$ git log -p -2</text:span></text:span></text:p>
      <text:p text:style-name="P10"><text:span text:style-name="Source_20_Text"><text:span text:style-name="T1">commit ca82a6dff817ec66f44342007202690a93763949</text:span></text:span></text:p>
      <text:p text:style-name="P10"><text:span text:style-name="Source_20_Text"><text:span text:style-name="T1">Author: Scott Chacon &lt;schacon@gee-mail.com&gt;</text:span></text:span></text:p>
      <text:p text:style-name="P10"><text:span text:style-name="Source_20_Text"><text:span text:style-name="T1">Date: <text:s text:c="2"/>Mon Mar 17 21:52:11 2008 -0700</text:span></text:span></text:p>
      <text:p text:style-name="P10"/>
      <text:p text:style-name="P10"><text:span text:style-name="Source_20_Text"><text:span text:style-name="T3"><text:s text:c="4"/></text:span></text:span><text:span text:style-name="Source_20_Text"><text:span text:style-name="T1">changed the version number</text:span></text:span></text:p>
      <text:p text:style-name="P10"/>
      <text:p text:style-name="P10"><text:span text:style-name="Source_20_Text"><text:span text:style-name="T1">diff --git a/Rakefile b/Rakefile</text:span></text:span></text:p>
      <text:p text:style-name="P10"><text:span text:style-name="Source_20_Text"><text:span text:style-name="T1">index a874b73..8f94139 100644</text:span></text:span></text:p>
      <text:p text:style-name="P10"><text:span text:style-name="Source_20_Text"><text:span text:style-name="T1">--- a/Rakefile</text:span></text:span></text:p>
      <text:p text:style-name="P10"><text:span text:style-name="Source_20_Text"><text:span text:style-name="T1">+++ b/Rakefile</text:span></text:span></text:p>
      <text:p text:style-name="P10"><text:span text:style-name="Source_20_Text"><text:span text:style-name="T1">@@ -5,7 +5,7 @@ require 'rake/gempackagetask'</text:span></text:span></text:p>
      <text:p text:style-name="P10"><text:span text:style-name="Source_20_Text"><text:span text:style-name="T3"><text:s/></text:span></text:span><text:span text:style-name="Source_20_Text"><text:span text:style-name="T1">spec = Gem::Specification.new do |s|</text:span></text:span></text:p>
      <text:p text:style-name="P10"><text:span text:style-name="Source_20_Text"><text:span text:style-name="T3"><text:s text:c="5"/></text:span></text:span><text:span text:style-name="Source_20_Text"><text:span text:style-name="T1">s.platform <text:s/>= <text:s text:c="2"/>Gem::Platform::RUBY</text:span></text:span></text:p>
      <text:p text:style-name="P10"><text:soft-page-break/><text:span text:style-name="Source_20_Text"><text:span text:style-name="T3"><text:s text:c="5"/></text:span></text:span><text:span text:style-name="Source_20_Text"><text:span text:style-name="T1">s.name <text:s text:c="5"/>= <text:s text:c="2"/>"simplegit"</text:span></text:span></text:p>
      <text:p text:style-name="P10"><text:span text:style-name="Source_20_Text"><text:span text:style-name="T1">- <text:s text:c="3"/>s.version <text:s text:c="2"/>= <text:s text:c="2"/>"0.1.0"</text:span></text:span></text:p>
      <text:p text:style-name="P10"><text:span text:style-name="Source_20_Text"><text:span text:style-name="T1">+ <text:s text:c="3"/>s.version <text:s text:c="2"/>= <text:s text:c="2"/>"0.1.1"</text:span></text:span></text:p>
      <text:p text:style-name="P10"><text:span text:style-name="Source_20_Text"><text:span text:style-name="T3"><text:s text:c="5"/></text:span></text:span><text:span text:style-name="Source_20_Text"><text:span text:style-name="T1">s.author <text:s text:c="3"/>= <text:s text:c="2"/>"Scott Chacon"</text:span></text:span></text:p>
      <text:p text:style-name="P10"><text:span text:style-name="Source_20_Text"><text:span text:style-name="T3"><text:s text:c="5"/></text:span></text:span><text:span text:style-name="Source_20_Text"><text:span text:style-name="T1">s.email <text:s text:c="4"/>= <text:s text:c="2"/>"schacon@gee-mail.com"</text:span></text:span></text:p>
      <text:p text:style-name="P10"><text:span text:style-name="Source_20_Text"><text:span text:style-name="T3"><text:s text:c="5"/></text:span></text:span><text:span text:style-name="Source_20_Text"><text:span text:style-name="T1">s.summary <text:s text:c="2"/>= <text:s text:c="2"/>"A simple gem for using Git in Ruby code."</text:span></text:span></text:p>
      <text:p text:style-name="P10"/>
      <text:p text:style-name="P10"><text:span text:style-name="Source_20_Text"><text:span text:style-name="T1">commit 085bb3bcb608e1e8451d4b2432f8ecbe6306e7e7</text:span></text:span></text:p>
      <text:p text:style-name="P10"><text:span text:style-name="Source_20_Text"><text:span text:style-name="T1">Author: Scott Chacon &lt;schacon@gee-mail.com&gt;</text:span></text:span></text:p>
      <text:p text:style-name="P10"><text:span text:style-name="Source_20_Text"><text:span text:style-name="T1">Date: <text:s text:c="2"/>Sat Mar 15 16:40:33 2008 -0700</text:span></text:span></text:p>
      <text:p text:style-name="P10"/>
      <text:p text:style-name="P10"><text:span text:style-name="Source_20_Text"><text:span text:style-name="T3"><text:s text:c="4"/></text:span></text:span><text:span text:style-name="Source_20_Text"><text:span text:style-name="T1">removed unnecessary test</text:span></text:span></text:p>
      <text:p text:style-name="P10"/>
      <text:p text:style-name="P10"><text:span text:style-name="Source_20_Text"><text:span text:style-name="T1">diff --git a/lib/simplegit.rb b/lib/simplegit.rb</text:span></text:span></text:p>
      <text:p text:style-name="P10"><text:span text:style-name="Source_20_Text"><text:span text:style-name="T1">index a0a60ae..47c6340 100644</text:span></text:span></text:p>
      <text:p text:style-name="P10"><text:span text:style-name="Source_20_Text"><text:span text:style-name="T1">--- a/lib/simplegit.rb</text:span></text:span></text:p>
      <text:p text:style-name="P10"><text:span text:style-name="Source_20_Text"><text:span text:style-name="T1">+++ b/lib/simplegit.rb</text:span></text:span></text:p>
      <text:p text:style-name="P10"><text:span text:style-name="Source_20_Text"><text:span text:style-name="T1">@@ -18,8 +18,3 @@ class SimpleGit</text:span></text:span></text:p>
      <text:p text:style-name="P10"><text:span text:style-name="Source_20_Text"><text:span text:style-name="T3"><text:s text:c="5"/></text:span></text:span><text:span text:style-name="Source_20_Text"><text:span text:style-name="T1">end</text:span></text:span></text:p>
      <text:p text:style-name="P10"/>
      <text:p text:style-name="P10"><text:span text:style-name="Source_20_Text"><text:span text:style-name="T3"><text:s/></text:span></text:span><text:span text:style-name="Source_20_Text"><text:span text:style-name="T1">end</text:span></text:span></text:p>
      <text:p text:style-name="P10"><text:span text:style-name="Source_20_Text"><text:span text:style-name="T1">-</text:span></text:span></text:p>
      <text:p text:style-name="P10"><text:span text:style-name="Source_20_Text"><text:span text:style-name="T1">-if $0 == __FILE__</text:span></text:span></text:p>
      <text:p text:style-name="P10"><text:span text:style-name="Source_20_Text"><text:span text:style-name="T1">- <text:s/>git = SimpleGit.new</text:span></text:span></text:p>
      <text:p text:style-name="P10"><text:soft-page-break/><text:span text:style-name="Source_20_Text"><text:span text:style-name="T1">- <text:s/>puts git.show</text:span></text:span></text:p>
      <text:p text:style-name="P10"><text:span text:style-name="Source_20_Text"><text:span text:style-name="T1">-end</text:span></text:span></text:p>
      <text:p text:style-name="P10"><text:span text:style-name="Source_20_Text"><text:span text:style-name="T1">\ No newline at end of file</text:span></text:span></text:p>
      <text:p text:style-name="P4"><text:span text:style-name="T5">Esta opción muestra la misma información, pero añadiendo tras cada entrada las diferencias que le corresponden. Esto resulta muy útil para revisiones de código, o para visualizar rápidamente lo que ha pasado en las confirmaciones enviadas por un colaborador. También puedes usar con </text:span><text:span text:style-name="Source_20_Text"><text:span text:style-name="T2">git log</text:span></text:span><text:span text:style-name="T5"> una serie de opciones de resumen. Por ejemplo, si quieres ver algunas estadísticas de cada confirmación, puedes usar la opción </text:span><text:span text:style-name="Source_20_Text"><text:span text:style-name="T2">--stat</text:span></text:span><text:span text:style-name="T5">:</text:span></text:p>
      <text:p text:style-name="P7"><text:span text:style-name="Source_20_Text"><text:span text:style-name="T1">$ git log --stat</text:span></text:span></text:p>
      <text:p text:style-name="P10"><text:span text:style-name="Source_20_Text"><text:span text:style-name="T1">commit ca82a6dff817ec66f44342007202690a93763949</text:span></text:span></text:p>
      <text:p text:style-name="P10"><text:span text:style-name="Source_20_Text"><text:span text:style-name="T1">Author: Scott Chacon &lt;schacon@gee-mail.com&gt;</text:span></text:span></text:p>
      <text:p text:style-name="P10"><text:span text:style-name="Source_20_Text"><text:span text:style-name="T1">Date: <text:s text:c="2"/>Mon Mar 17 21:52:11 2008 -0700</text:span></text:span></text:p>
      <text:p text:style-name="P10"/>
      <text:p text:style-name="P10"><text:span text:style-name="Source_20_Text"><text:span text:style-name="T3"><text:s text:c="4"/></text:span></text:span><text:span text:style-name="Source_20_Text"><text:span text:style-name="T1">changed the version number</text:span></text:span></text:p>
      <text:p text:style-name="P10"/>
      <text:p text:style-name="P10"><text:span text:style-name="Source_20_Text"><text:span text:style-name="T3"><text:s/></text:span></text:span><text:span text:style-name="Source_20_Text"><text:span text:style-name="T1">Rakefile | 2 +-</text:span></text:span></text:p>
      <text:p text:style-name="P10"><text:span text:style-name="Source_20_Text"><text:span text:style-name="T3"><text:s/></text:span></text:span><text:span text:style-name="Source_20_Text"><text:span text:style-name="T1">1 file changed, 1 insertion(+), 1 deletion(-)</text:span></text:span></text:p>
      <text:p text:style-name="P10"/>
      <text:p text:style-name="P10"><text:span text:style-name="Source_20_Text"><text:span text:style-name="T1">commit 085bb3bcb608e1e8451d4b2432f8ecbe6306e7e7</text:span></text:span></text:p>
      <text:p text:style-name="P10"><text:span text:style-name="Source_20_Text"><text:span text:style-name="T1">Author: Scott Chacon &lt;schacon@gee-mail.com&gt;</text:span></text:span></text:p>
      <text:p text:style-name="P10"><text:span text:style-name="Source_20_Text"><text:span text:style-name="T1">Date: <text:s text:c="2"/>Sat Mar 15 16:40:33 2008 -0700</text:span></text:span></text:p>
      <text:p text:style-name="P10"/>
      <text:p text:style-name="P10"><text:span text:style-name="Source_20_Text"><text:span text:style-name="T3"><text:s text:c="4"/></text:span></text:span><text:span text:style-name="Source_20_Text"><text:span text:style-name="T1">removed unnecessary test</text:span></text:span></text:p>
      <text:p text:style-name="P10"/>
      <text:p text:style-name="P10"><text:span text:style-name="Source_20_Text"><text:span text:style-name="T3"><text:s/></text:span></text:span><text:span text:style-name="Source_20_Text"><text:span text:style-name="T1">lib/simplegit.rb | 5 -----</text:span></text:span></text:p>
      <text:p text:style-name="P10"><text:span text:style-name="Source_20_Text"><text:span text:style-name="T3"><text:s/></text:span></text:span><text:span text:style-name="Source_20_Text"><text:span text:style-name="T1">1 file changed, 5 deletions(-)</text:span></text:span></text:p>
      <text:p text:style-name="P10"><text:soft-page-break/></text:p>
      <text:p text:style-name="P10"><text:span text:style-name="Source_20_Text"><text:span text:style-name="T1">commit a11bef06a3f659402fe7563abf99ad00de2209e6</text:span></text:span></text:p>
      <text:p text:style-name="P10"><text:span text:style-name="Source_20_Text"><text:span text:style-name="T1">Author: Scott Chacon &lt;schacon@gee-mail.com&gt;</text:span></text:span></text:p>
      <text:p text:style-name="P10"><text:span text:style-name="Source_20_Text"><text:span text:style-name="T1">Date: <text:s text:c="2"/>Sat Mar 15 10:31:28 2008 -0700</text:span></text:span></text:p>
      <text:p text:style-name="P10"/>
      <text:p text:style-name="P10"><text:span text:style-name="Source_20_Text"><text:span text:style-name="T3"><text:s text:c="4"/></text:span></text:span><text:span text:style-name="Source_20_Text"><text:span text:style-name="T1">first commit</text:span></text:span></text:p>
      <text:p text:style-name="P10"/>
      <text:p text:style-name="P10"><text:span text:style-name="Source_20_Text"><text:span text:style-name="T3"><text:s/></text:span></text:span><text:span text:style-name="Source_20_Text"><text:span text:style-name="T1">README <text:s text:c="10"/>| <text:s/>6 ++++++</text:span></text:span></text:p>
      <text:p text:style-name="P10"><text:span text:style-name="Source_20_Text"><text:span text:style-name="T3"><text:s/></text:span></text:span><text:span text:style-name="Source_20_Text"><text:span text:style-name="T1">Rakefile <text:s text:c="8"/>| 23 +++++++++++++++++++++++</text:span></text:span></text:p>
      <text:p text:style-name="P10"><text:span text:style-name="Source_20_Text"><text:span text:style-name="T3"><text:s/></text:span></text:span><text:span text:style-name="Source_20_Text"><text:span text:style-name="T1">lib/simplegit.rb | 25 +++++++++++++++++++++++++</text:span></text:span></text:p>
      <text:p text:style-name="P10"><text:span text:style-name="Source_20_Text"><text:span text:style-name="T3"><text:s/></text:span></text:span><text:span text:style-name="Source_20_Text"><text:span text:style-name="T1">3 files changed, 54 insertions(+)</text:span></text:span></text:p>
      <text:p text:style-name="P4"><text:span text:style-name="T5">Como puedes ver, la opción </text:span><text:span text:style-name="Source_20_Text"><text:span text:style-name="T2">--stat</text:span></text:span><text:span text:style-name="T5"> imprime tras cada confirmación una lista de archivos modificados, indicando cuántos han sido modificados y cuántas líneas han sido añadidas y eliminadas para cada uno de ellos, y un resumen de toda esta información.</text:span></text:p>
      <text:p text:style-name="P4"><text:span text:style-name="T5">Otra opción realmente útil es </text:span><text:span text:style-name="Source_20_Text"><text:span text:style-name="T2">--pretty</text:span></text:span><text:span text:style-name="T5">, que modifica el formato de la salida. Tienes unos cuantos estilos disponibles. La opción </text:span><text:span text:style-name="Source_20_Text"><text:span text:style-name="T2">oneline</text:span></text:span><text:span text:style-name="T5"> imprime cada confirmación en una única línea, lo que puede resultar útil si estás analizando gran cantidad de confirmaciones. Otras opciones son </text:span><text:span text:style-name="Source_20_Text"><text:span text:style-name="T2">short</text:span></text:span><text:span text:style-name="T5">, </text:span><text:span text:style-name="Source_20_Text"><text:span text:style-name="T2">full</text:span></text:span><text:span text:style-name="T5"> y </text:span><text:span text:style-name="Source_20_Text"><text:span text:style-name="T2">fuller</text:span></text:span><text:span text:style-name="T5">, que muestran la salida en un formato parecido, pero añadiendo menos o más información, respectivamente:</text:span></text:p>
      <text:p text:style-name="P7"><text:span text:style-name="Source_20_Text"><text:span text:style-name="T1">$ git log --pretty=oneline</text:span></text:span></text:p>
      <text:p text:style-name="P10"><text:span text:style-name="Source_20_Text"><text:span text:style-name="T1">ca82a6dff817ec66f44342007202690a93763949 changed the version number</text:span></text:span></text:p>
      <text:p text:style-name="P10"><text:span text:style-name="Source_20_Text"><text:span text:style-name="T1">085bb3bcb608e1e8451d4b2432f8ecbe6306e7e7 removed unnecessary test</text:span></text:span></text:p>
      <text:p text:style-name="P10"><text:span text:style-name="Source_20_Text"><text:span text:style-name="T1">a11bef06a3f659402fe7563abf99ad00de2209e6 first commit</text:span></text:span></text:p>
      <text:p text:style-name="P4"><text:span text:style-name="T5">La opción más interesante es </text:span><text:span text:style-name="Source_20_Text"><text:span text:style-name="T2">format</text:span></text:span><text:span text:style-name="T5">, que te permite especificar tu propio formato. Esto resulta especialmente útil si estás generando una salida para que sea analizada por otro programa —como especificas el formato explícitamente, sabes que no cambiará en futuras actualizaciones de Git—:</text:span></text:p>
      <text:p text:style-name="P7"><text:span text:style-name="Source_20_Text"><text:span text:style-name="T1">$ git log --pretty=format:"%h - %an, %ar : %s"</text:span></text:span></text:p>
      <text:p text:style-name="P10"><text:span text:style-name="Source_20_Text"><text:span text:style-name="T1">ca82a6d - Scott Chacon, 6 years ago : changed the version number</text:span></text:span></text:p>
      <text:p text:style-name="P10"><text:span text:style-name="Source_20_Text"><text:span text:style-name="T1">085bb3b - Scott Chacon, 6 years ago : removed unnecessary test</text:span></text:span></text:p>
      <text:p text:style-name="P10"><text:soft-page-break/><text:span text:style-name="Source_20_Text"><text:span text:style-name="T1">a11bef0 - Scott Chacon, 6 years ago : first commit</text:span></text:span></text:p>
      <text:p text:style-name="P4"><text:a xlink:type="simple" xlink:href="https://git-scm.com/book/es/v2/ch00/rpretty_format" text:style-name="Internet_20_link" text:visited-style-name="Visited_20_Internet_20_Link"><text:span text:style-name="T7">Opciones útiles de </text:span></text:a><text:a xlink:type="simple" xlink:href="https://git-scm.com/book/es/v2/ch00/rpretty_format" text:style-name="Internet_20_link" text:visited-style-name="Visited_20_Internet_20_Link"><text:span text:style-name="Source_20_Text"><text:span text:style-name="T4">git log --pretty=format</text:span></text:span></text:a><text:span text:style-name="T5"> lista algunas de las opciones más útiles aceptadas por </text:span><text:span text:style-name="Source_20_Text"><text:span text:style-name="T2">format</text:span></text:span><text:span text:style-name="T5">.</text:span></text:p>
      <text:p text:style-name="P17"><text:bookmark text:name="rpretty_format"/></text:p>
      <text:p text:style-name="P30">Table 1. Opciones útiles de <text:span text:style-name="Source_20_Text"><text:span text:style-name="T11">git log --pretty=format</text:span></text:span></text:p>
      <table:table table:name="Tabla3" table:style-name="Tabla3">
        <table:table-column table:style-name="Tabla3.A"/>
        <table:table-column table:style-name="Tabla3.B"/>
        <table:table-header-rows>
          <table:table-row>
            <table:table-cell table:style-name="Tabla3.A1" office:value-type="string">
              <text:p text:style-name="P22">Opción</text:p>
            </table:table-cell>
            <table:table-cell table:style-name="Tabla3.A1" office:value-type="string">
              <text:p text:style-name="P22">Descripción de la salida</text:p>
            </table:table-cell>
          </table:table-row>
        </table:table-header-rows>
        <table:table-row>
          <table:table-cell table:style-name="Tabla3.A2" office:value-type="string">
            <text:p text:style-name="P9"><text:span text:style-name="Source_20_Text"><text:span text:style-name="T10">%H</text:span></text:span></text:p>
          </table:table-cell>
          <table:table-cell table:style-name="Tabla3.A2" office:value-type="string">
            <text:p text:style-name="P24">Hash de la confirmación</text:p>
          </table:table-cell>
        </table:table-row>
        <table:table-row>
          <table:table-cell table:style-name="Tabla3.A2" office:value-type="string">
            <text:p text:style-name="P9"><text:span text:style-name="Source_20_Text"><text:span text:style-name="T10">%h</text:span></text:span></text:p>
          </table:table-cell>
          <table:table-cell table:style-name="Tabla3.A2" office:value-type="string">
            <text:p text:style-name="P24">Hash de la confirmación abreviado</text:p>
          </table:table-cell>
        </table:table-row>
        <table:table-row>
          <table:table-cell table:style-name="Tabla3.A2" office:value-type="string">
            <text:p text:style-name="P9"><text:span text:style-name="Source_20_Text"><text:span text:style-name="T10">%T</text:span></text:span></text:p>
          </table:table-cell>
          <table:table-cell table:style-name="Tabla3.A2" office:value-type="string">
            <text:p text:style-name="P24">Hash del árbol</text:p>
          </table:table-cell>
        </table:table-row>
        <table:table-row>
          <table:table-cell table:style-name="Tabla3.A2" office:value-type="string">
            <text:p text:style-name="P9"><text:span text:style-name="Source_20_Text"><text:span text:style-name="T10">%t</text:span></text:span></text:p>
          </table:table-cell>
          <table:table-cell table:style-name="Tabla3.A2" office:value-type="string">
            <text:p text:style-name="P24">Hash del árbol abreviado</text:p>
          </table:table-cell>
        </table:table-row>
        <table:table-row>
          <table:table-cell table:style-name="Tabla3.A2" office:value-type="string">
            <text:p text:style-name="P9"><text:span text:style-name="Source_20_Text"><text:span text:style-name="T10">%P</text:span></text:span></text:p>
          </table:table-cell>
          <table:table-cell table:style-name="Tabla3.A2" office:value-type="string">
            <text:p text:style-name="P24">Hashes de las confirmaciones padre</text:p>
          </table:table-cell>
        </table:table-row>
        <table:table-row>
          <table:table-cell table:style-name="Tabla3.A2" office:value-type="string">
            <text:p text:style-name="P9"><text:span text:style-name="Source_20_Text"><text:span text:style-name="T10">%p</text:span></text:span></text:p>
          </table:table-cell>
          <table:table-cell table:style-name="Tabla3.A2" office:value-type="string">
            <text:p text:style-name="P24">Hashes de las confirmaciones padre abreviados</text:p>
          </table:table-cell>
        </table:table-row>
        <table:table-row>
          <table:table-cell table:style-name="Tabla3.A2" office:value-type="string">
            <text:p text:style-name="P9"><text:span text:style-name="Source_20_Text"><text:span text:style-name="T10">%an</text:span></text:span></text:p>
          </table:table-cell>
          <table:table-cell table:style-name="Tabla3.A2" office:value-type="string">
            <text:p text:style-name="P24">Nombre del autor</text:p>
          </table:table-cell>
        </table:table-row>
        <table:table-row>
          <table:table-cell table:style-name="Tabla3.A2" office:value-type="string">
            <text:p text:style-name="P9"><text:span text:style-name="Source_20_Text"><text:span text:style-name="T10">%ae</text:span></text:span></text:p>
          </table:table-cell>
          <table:table-cell table:style-name="Tabla3.A2" office:value-type="string">
            <text:p text:style-name="P24">Dirección de correo del autor</text:p>
          </table:table-cell>
        </table:table-row>
        <table:table-row>
          <table:table-cell table:style-name="Tabla3.A2" office:value-type="string">
            <text:p text:style-name="P9"><text:span text:style-name="Source_20_Text"><text:span text:style-name="T10">%ad</text:span></text:span></text:p>
          </table:table-cell>
          <table:table-cell table:style-name="Tabla3.A2" office:value-type="string">
            <text:p text:style-name="P9"><text:span text:style-name="T8">Fecha de autoría (el formato respeta la opción </text:span><text:span text:style-name="Source_20_Text"><text:span text:style-name="T10">-–date</text:span></text:span><text:span text:style-name="T8">)</text:span></text:p>
          </table:table-cell>
        </table:table-row>
        <table:table-row>
          <table:table-cell table:style-name="Tabla3.A2" office:value-type="string">
            <text:p text:style-name="P9"><text:span text:style-name="Source_20_Text"><text:span text:style-name="T10">%ar</text:span></text:span></text:p>
          </table:table-cell>
          <table:table-cell table:style-name="Tabla3.A2" office:value-type="string">
            <text:p text:style-name="P24">Fecha de autoría, relativa</text:p>
          </table:table-cell>
        </table:table-row>
        <table:table-row>
          <table:table-cell table:style-name="Tabla3.A2" office:value-type="string">
            <text:p text:style-name="P9"><text:span text:style-name="Source_20_Text"><text:span text:style-name="T10">%cn</text:span></text:span></text:p>
          </table:table-cell>
          <table:table-cell table:style-name="Tabla3.A2" office:value-type="string">
            <text:p text:style-name="P24">Nombre del confirmador</text:p>
          </table:table-cell>
        </table:table-row>
        <table:table-row>
          <table:table-cell table:style-name="Tabla3.A2" office:value-type="string">
            <text:p text:style-name="P9"><text:span text:style-name="Source_20_Text"><text:span text:style-name="T10">%ce</text:span></text:span></text:p>
          </table:table-cell>
          <table:table-cell table:style-name="Tabla3.A2" office:value-type="string">
            <text:p text:style-name="P24">Dirección de correo del confirmador</text:p>
          </table:table-cell>
        </table:table-row>
        <table:table-row>
          <table:table-cell table:style-name="Tabla3.A2" office:value-type="string">
            <text:p text:style-name="P9"><text:span text:style-name="Source_20_Text"><text:span text:style-name="T10">%cd</text:span></text:span></text:p>
          </table:table-cell>
          <table:table-cell table:style-name="Tabla3.A2" office:value-type="string">
            <text:p text:style-name="P24">Fecha de confirmación</text:p>
          </table:table-cell>
        </table:table-row>
        <table:table-row>
          <table:table-cell table:style-name="Tabla3.A2" office:value-type="string">
            <text:p text:style-name="P9"><text:span text:style-name="Source_20_Text"><text:span text:style-name="T10">%cr</text:span></text:span></text:p>
          </table:table-cell>
          <table:table-cell table:style-name="Tabla3.A2" office:value-type="string">
            <text:p text:style-name="P24">Fecha de confirmación, relativa</text:p>
          </table:table-cell>
        </table:table-row>
        <table:table-row>
          <table:table-cell table:style-name="Tabla3.A2" office:value-type="string">
            <text:p text:style-name="P9"><text:span text:style-name="Source_20_Text"><text:span text:style-name="T10">%s</text:span></text:span></text:p>
          </table:table-cell>
          <table:table-cell table:style-name="Tabla3.A2" office:value-type="string">
            <text:p text:style-name="P24">Asunto</text:p>
          </table:table-cell>
        </table:table-row>
      </table:table>
      <text:p text:style-name="P5"><text:span text:style-name="T5">Puede que te estés preguntando la diferencia entre </text:span><text:span text:style-name="Emphasis"><text:span text:style-name="T6">autor</text:span></text:span><text:span text:style-name="T5"> (</text:span><text:span text:style-name="Emphasis"><text:span text:style-name="T6">author</text:span></text:span><text:span text:style-name="T5">) y </text:span><text:span text:style-name="Emphasis"><text:span text:style-name="T6">confirmador</text:span></text:span><text:span text:style-name="T5"> (</text:span><text:span text:style-name="Emphasis"><text:span text:style-name="T6">committer</text:span></text:span><text:span text:style-name="T5">). El autor es la persona que escribió originalmente el trabajo, mientras que el confirmador es quien lo aplicó. Por tanto, si mandas un parche a un proyecto, y uno de sus miembros lo aplica, ambos recibiréis reconocimiento —tú como autor, y el miembro del proyecto como confirmador—. Veremos esta distinción en mayor profundidad en </text:span><text:a xlink:type="simple" xlink:href="https://git-scm.com/book/es/v2/ch00/ch05-distributed-git" text:style-name="Internet_20_link" text:visited-style-name="Visited_20_Internet_20_Link"><text:span text:style-name="T7">Git en entornos distribuidos</text:span></text:a><text:span text:style-name="T5">.</text:span></text:p>
      <text:p text:style-name="P4"><text:span text:style-name="T5">Las opciones </text:span><text:span text:style-name="Source_20_Text"><text:span text:style-name="T2">oneline</text:span></text:span><text:span text:style-name="T5"> y </text:span><text:span text:style-name="Source_20_Text"><text:span text:style-name="T2">format</text:span></text:span><text:span text:style-name="T5"> son especialmente útiles combinadas con otra opción llamada </text:span><text:span text:style-name="Source_20_Text"><text:span text:style-name="T2">--graph</text:span></text:span><text:span text:style-name="T5">. Ésta añade un pequeño gráfico ASCII mostrando tu historial de ramificaciones y uniones:</text:span></text:p>
      <text:p text:style-name="P7"><text:span text:style-name="Source_20_Text"><text:span text:style-name="T1">$ git log --pretty=format:"%h %s" --graph</text:span></text:span></text:p>
      <text:p text:style-name="P10"><text:soft-page-break/><text:span text:style-name="Source_20_Text"><text:span text:style-name="T1">* 2d3acf9 ignore errors from SIGCHLD on trap</text:span></text:span></text:p>
      <text:p text:style-name="P10"><text:span text:style-name="Source_20_Text"><text:span text:style-name="T1">* <text:s/>5e3ee11 Merge branch 'master' of git://github.com/dustin/grit</text:span></text:span></text:p>
      <text:p text:style-name="P10"><text:span text:style-name="Source_20_Text"><text:span text:style-name="T1">|\</text:span></text:span></text:p>
      <text:p text:style-name="P10"><text:span text:style-name="Source_20_Text"><text:span text:style-name="T1">| * 420eac9 Added a method for getting the current branch.</text:span></text:span></text:p>
      <text:p text:style-name="P10"><text:span text:style-name="Source_20_Text"><text:span text:style-name="T1">* | 30e367c timeout code and tests</text:span></text:span></text:p>
      <text:p text:style-name="P10"><text:span text:style-name="Source_20_Text"><text:span text:style-name="T1">* | 5a09431 add timeout protection to grit</text:span></text:span></text:p>
      <text:p text:style-name="P10"><text:span text:style-name="Source_20_Text"><text:span text:style-name="T1">* | e1193f8 support for heads with slashes in them</text:span></text:span></text:p>
      <text:p text:style-name="P10"><text:span text:style-name="Source_20_Text"><text:span text:style-name="T1">|/</text:span></text:span></text:p>
      <text:p text:style-name="P10"><text:span text:style-name="Source_20_Text"><text:span text:style-name="T1">* d6016bc require time for xmlschema</text:span></text:span></text:p>
      <text:p text:style-name="P10"><text:span text:style-name="Source_20_Text"><text:span text:style-name="T1">* <text:s/>11d191e Merge branch 'defunkt' into local</text:span></text:span></text:p>
      <text:p text:style-name="P3">Este tipo de salidas serán más interesantes cuando empecemos a hablar sobre ramificaciones y combinaciones en el próximo capítulo.</text:p>
      <text:p text:style-name="P4"><text:span text:style-name="T5">Éstas son sólo algunas de las opciones para formatear la salida de </text:span><text:span text:style-name="Source_20_Text"><text:span text:style-name="T2">git log</text:span></text:span><text:span text:style-name="T5"> —existen muchas más.</text:span><text:a xlink:type="simple" xlink:href="https://git-scm.com/book/es/v2/ch00/rlog_options" text:style-name="Internet_20_link" text:visited-style-name="Visited_20_Internet_20_Link"><text:span text:style-name="T7">Opciones típicas de </text:span></text:a><text:a xlink:type="simple" xlink:href="https://git-scm.com/book/es/v2/ch00/rlog_options" text:style-name="Internet_20_link" text:visited-style-name="Visited_20_Internet_20_Link"><text:span text:style-name="Source_20_Text"><text:span text:style-name="T4">git log</text:span></text:span></text:a><text:span text:style-name="T5"> lista las opciones vistas hasta ahora, y algunas otras opciones de formateo que pueden resultarte útiles, así como su efecto sobre la salida.</text:span></text:p>
      <text:p text:style-name="P17"><text:bookmark text:name="rlog_options"/></text:p>
      <text:p text:style-name="P30">Table 2. Opciones típicas de <text:span text:style-name="Source_20_Text"><text:span text:style-name="T11">git log</text:span></text:span></text:p>
      <table:table table:name="Tabla4" table:style-name="Tabla4">
        <table:table-column table:style-name="Tabla4.A"/>
        <table:table-column table:style-name="Tabla4.B"/>
        <table:table-header-rows>
          <table:table-row>
            <table:table-cell table:style-name="Tabla4.A1" office:value-type="string">
              <text:p text:style-name="P22">Opción</text:p>
            </table:table-cell>
            <table:table-cell table:style-name="Tabla4.A1" office:value-type="string">
              <text:p text:style-name="P22">Descripción</text:p>
            </table:table-cell>
          </table:table-row>
        </table:table-header-rows>
        <table:table-row>
          <table:table-cell table:style-name="Tabla4.A2" office:value-type="string">
            <text:p text:style-name="P9"><text:span text:style-name="Source_20_Text"><text:span text:style-name="T10">-p</text:span></text:span></text:p>
          </table:table-cell>
          <table:table-cell table:style-name="Tabla4.A2" office:value-type="string">
            <text:p text:style-name="P24">Muestra el parche introducido en cada confirmación.</text:p>
          </table:table-cell>
        </table:table-row>
        <table:table-row>
          <table:table-cell table:style-name="Tabla4.A2" office:value-type="string">
            <text:p text:style-name="P9"><text:span text:style-name="Source_20_Text"><text:span text:style-name="T10">--stat</text:span></text:span></text:p>
          </table:table-cell>
          <table:table-cell table:style-name="Tabla4.A2" office:value-type="string">
            <text:p text:style-name="P24">Muestra estadísticas sobre los archivos modificados en cada confirmación.</text:p>
          </table:table-cell>
        </table:table-row>
        <table:table-row>
          <table:table-cell table:style-name="Tabla4.A2" office:value-type="string">
            <text:p text:style-name="P9"><text:span text:style-name="Source_20_Text"><text:span text:style-name="T10">--shortstat</text:span></text:span></text:p>
          </table:table-cell>
          <table:table-cell table:style-name="Tabla4.A2" office:value-type="string">
            <text:p text:style-name="P9"><text:span text:style-name="T8">Muestra solamente la línea de resumen de la opción </text:span><text:span text:style-name="Source_20_Text"><text:span text:style-name="T10">--stat</text:span></text:span><text:span text:style-name="T8">.</text:span></text:p>
          </table:table-cell>
        </table:table-row>
        <table:table-row>
          <table:table-cell table:style-name="Tabla4.A2" office:value-type="string">
            <text:p text:style-name="P9"><text:span text:style-name="Source_20_Text"><text:span text:style-name="T10">--name-only</text:span></text:span></text:p>
          </table:table-cell>
          <table:table-cell table:style-name="Tabla4.A2" office:value-type="string">
            <text:p text:style-name="P24">Muestra la lista de archivos afectados.</text:p>
          </table:table-cell>
        </table:table-row>
        <table:table-row>
          <table:table-cell table:style-name="Tabla4.A2" office:value-type="string">
            <text:p text:style-name="P9"><text:span text:style-name="Source_20_Text"><text:span text:style-name="T10">--name-status</text:span></text:span></text:p>
          </table:table-cell>
          <table:table-cell table:style-name="Tabla4.A2" office:value-type="string">
            <text:p text:style-name="P24">Muestra la lista de archivos afectados, indicando además si fueron añadidos, modificados o eliminados.</text:p>
          </table:table-cell>
        </table:table-row>
        <table:table-row>
          <table:table-cell table:style-name="Tabla4.A2" office:value-type="string">
            <text:p text:style-name="P9"><text:span text:style-name="Source_20_Text"><text:span text:style-name="T10">--abbrev-commit</text:span></text:span></text:p>
          </table:table-cell>
          <table:table-cell table:style-name="Tabla4.A2" office:value-type="string">
            <text:p text:style-name="P24">Muestra solamente los primeros caracteres de la suma SHA-1, en vez de los 40 caracteres de que se compone.</text:p>
          </table:table-cell>
        </table:table-row>
        <table:table-row>
          <table:table-cell table:style-name="Tabla4.A2" office:value-type="string">
            <text:p text:style-name="P9"><text:span text:style-name="Source_20_Text"><text:span text:style-name="T10">--relative-date</text:span></text:span></text:p>
          </table:table-cell>
          <table:table-cell table:style-name="Tabla4.A2" office:value-type="string">
            <text:p text:style-name="P24">Muestra la fecha en formato relativo (por ejemplo, “2 weeks ago” (“hace 2 semanas”)) en lugar del formato completo.</text:p>
          </table:table-cell>
        </table:table-row>
        <table:table-row>
          <table:table-cell table:style-name="Tabla4.A2" office:value-type="string">
            <text:p text:style-name="P9"><text:span text:style-name="Source_20_Text"><text:span text:style-name="T10">--graph</text:span></text:span></text:p>
          </table:table-cell>
          <table:table-cell table:style-name="Tabla4.A2" office:value-type="string">
            <text:p text:style-name="P24">Muestra un gráfico ASCII con la historia de ramificaciones y uniones.</text:p>
          </table:table-cell>
        </table:table-row>
        <table:table-row>
          <table:table-cell table:style-name="Tabla4.A2" office:value-type="string">
            <text:p text:style-name="P9"><text:span text:style-name="Source_20_Text"><text:span text:style-name="T10">--pretty</text:span></text:span></text:p>
          </table:table-cell>
          <table:table-cell table:style-name="Tabla4.A2" office:value-type="string">
            <text:p text:style-name="P24">Muestra las confirmaciones usando un formato alternativo. Posibles opciones son oneline, short, full, <text:soft-page-break/>fuller y format (mediante el cual puedes especificar tu propio formato).</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9:51:46.630000000</dc:date>
    <meta:editing-duration>PT7M58S</meta:editing-duration>
    <meta:editing-cycles>15</meta:editing-cycles>
    <meta:generator>LibreOffice/6.0.2.1$Windows_x86 LibreOffice_project/f7f06a8f319e4b62f9bc5095aa112a65d2f3ac89</meta:generator>
    <meta:document-statistic meta:table-count="4" meta:image-count="0" meta:object-count="0" meta:page-count="24" meta:paragraph-count="429" meta:word-count="5248" meta:character-count="33361" meta:non-whitespace-character-count="27731"/>
  </office:meta>
</office:document-meta>
</file>